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56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ro6" style:family="table-row">
      <style:table-row-properties style:row-height="1.236cm" fo:break-before="auto" style:use-optimal-row-height="false"/>
    </style:style>
    <style:style style:name="ro7" style:family="table-row">
      <style:table-row-properties style:row-height="1.894cm" fo:break-before="auto" style:use-optimal-row-height="true"/>
    </style:style>
    <style:style style:name="ro8" style:family="table-row">
      <style:table-row-properties style:row-height="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526cm" fo:break-before="auto" style:use-optimal-row-height="true"/>
    </style:style>
    <style:style style:name="ro11" style:family="table-row">
      <style:table-row-properties style:row-height="4.528cm" fo:break-before="auto" style:use-optimal-row-height="false"/>
    </style:style>
    <style:style style:name="ro12" style:family="table-row">
      <style:table-row-properties style:row-height="3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ff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wrap-option="wrap" fo:border="0.002cm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e6e6ff"/>
      <style:text-properties fo:color="#944794" fo:font-size="8pt" fo:font-weight="bold" style:font-size-asian="8pt" style:font-weight-asian="bold" style:font-size-complex="8pt" style:font-weight-complex="bold"/>
    </style:style>
    <style:style style:name="ce5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6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b3b3b3" fo:font-size="8pt" style:font-size-asian="8pt" style:font-size-complex="8pt"/>
    </style:style>
    <style:style style:name="ce7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cccccc" fo:font-size="8pt" style:font-size-asian="8pt" style:font-size-complex="8pt"/>
    </style:style>
    <style:style style:name="ce8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ff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="0.002cm solid #000000" style:vertical-align="middle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e6e6ff"/>
      <style:text-properties fo:color="#944794" fo:font-size="8pt" style:font-size-asian="8pt" style:font-size-complex="8pt"/>
    </style:style>
    <style:style style:name="ce17" style:family="table-cell" style:parent-style-name="Default">
      <style:table-cell-properties fo:wrap-option="wrap" fo:border="0.002cm solid #000000" style:vertical-align="middle"/>
      <style:text-properties fo:color="#808080" fo:font-size="8pt" style:font-size-asian="8pt" style:font-size-complex="8pt"/>
    </style:style>
    <style:style style:name="ce18" style:family="table-cell" style:parent-style-name="Default">
      <style:table-cell-properties fo:wrap-option="wrap" fo:border="0.002cm solid #000000" style:vertical-align="middle"/>
      <style:text-properties fo:color="#b3b3b3" fo:font-size="8pt" style:font-size-asian="8pt" style:font-size-complex="8pt"/>
    </style:style>
    <style:style style:name="ce19" style:family="table-cell" style:parent-style-name="Default">
      <style:table-cell-properties fo:wrap-option="wrap" fo:border="0.002cm solid #000000" style:vertical-align="middle"/>
      <style:text-properties fo:color="#cccccc" fo:font-size="8pt" style:font-size-asian="8pt" style:font-size-complex="8pt"/>
    </style:style>
    <style:style style:name="ce20" style:family="table-cell" style:parent-style-name="Default">
      <style:table-cell-properties fo:wrap-option="wrap" fo:border="0.002cm solid #000000" style:vertical-align="middl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transparent" fo:wrap-option="wrap" fo:border="none" style:vertical-align="middle"/>
      <style:text-properties fo:font-size="8pt" style:font-size-asian="8pt" style:font-size-complex="8pt"/>
    </style:style>
    <style:style style:name="ce22" style:family="table-cell" style:parent-style-name="Default">
      <style:table-cell-properties fo:wrap-option="wrap" fo:border="0.002cm solid #000000" style:vertical-align="top"/>
      <style:text-properties fo:font-size="8pt" style:font-size-asian="8pt" style:font-size-complex="8pt"/>
    </style:style>
    <style:style style:name="ce23" style:family="table-cell" style:parent-style-name="Default">
      <style:table-cell-properties fo:wrap-option="wrap" fo:border="0.002cm solid #000000" style:vertical-align="middle"/>
      <style:text-properties fo:font-size="8pt" fo:language="it" fo:country="IT" style:font-name-asian="Times New Roman" style:font-size-asian="8pt" style:language-asian="en" style:country-asian="US" style:font-name-complex="Arial" style:font-size-complex="8pt" style:language-complex="en" style:country-complex="US"/>
    </style:style>
    <style:style style:name="ce24" style:family="table-cell" style:parent-style-name="Default">
      <style:table-cell-properties fo:wrap-option="wrap" fo:border="0.002cm solid #000000" style:vertical-align="middle"/>
      <style:text-properties fo:font-size="8pt" style:font-name-asian="Times New Roman" style:font-size-asian="8pt" style:language-asian="en" style:country-asian="US" style:font-name-complex="Arial" style:font-size-complex="8pt" style:language-complex="en" style:country-complex="US"/>
    </style:style>
    <style:style style:name="ce2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line-through-mode="continuous" style:font-name-asian="Times New Roman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able-cell-properties fo:wrap-option="wrap" fo:border="0.002cm solid #000000" style:vertical-align="middle"/>
      <style:text-properties style:font-name="Arial" fo:font-size="8pt" fo:language="en" fo:country="US" style:font-size-asian="8pt" style:language-asian="en" style:country-asian="US" style:font-size-complex="8pt"/>
    </style:style>
    <style:style style:name="ce2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cccccc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0000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cccccc"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color="#b3b3b3" fo:font-size="8pt" style:font-size-asian="8pt" style:font-size-complex="8pt"/>
    </style:style>
    <style:style style:name="ce36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color="#944794" fo:font-size="8pt" style:font-size-asian="8pt" style:font-size-complex="8pt"/>
    </style:style>
    <style:style style:name="ce37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38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cccccc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ackground-color="#ffff00"/>
      <style:text-properties fo:font-size="8pt" style:font-size-asian="8pt" style:font-size-complex="8pt"/>
    </style:style>
    <style:style style:name="ce43" style:family="table-cell" style:parent-style-name="Default">
      <style:table-cell-properties fo:wrap-option="wrap" fo:border="0.002cm solid #000000" style:vertical-align="middle"/>
      <style:text-properties fo:color="#cccccc" style:font-name="Arial" fo:font-size="8pt" fo:language="en" fo:country="US" style:font-size-asian="8pt" style:language-asian="en" style:country-asian="US" style:font-size-complex="8pt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color="#cccccc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 style:data-style-name="N37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 style:data-style-name="N37">
      <style:table-cell-properties fo:background-color="#ffff00" style:text-align-source="fix" style:repeat-content="false" fo:border="0.002cm solid #000000" style:vertical-align="middle"/>
      <style:paragraph-properties fo:text-align="center" fo:margin-left="0cm"/>
      <style:text-properties fo:color="#b3b3b3" fo:font-size="8pt" style:font-size-asian="8pt" style:font-size-complex="8pt"/>
    </style:style>
    <style:style style:name="ce47" style:family="table-cell" style:parent-style-name="Default">
      <style:text-properties fo:color="#cccccc" fo:font-size="8pt" style:font-size-asian="8pt" style:font-size-complex="8pt"/>
    </style:style>
    <style:style style:name="ce48" style:family="table-cell" style:parent-style-name="Default">
      <style:table-cell-properties fo:wrap-option="wrap" fo:border="0.002cm solid #000000" style:vertical-align="middle"/>
      <style:text-properties fo:font-size="8pt" fo:language="it" fo:country="IT" style:font-name-asian="Times New Roman" style:font-size-asian="8pt" style:language-asian="en" style:country-asian="US" style:font-name-complex="Arial" style:font-size-complex="8pt"/>
    </style:style>
    <style:style style:name="T1" style:family="text">
      <style:text-properties fo:font-size="8pt" fo:language="it" fo:country="IT" style:font-name-asian="Times New Roman" style:font-size-asian="8pt" style:language-asian="en" style:country-asian="US" style:font-name-complex="Arial" style:font-size-complex="8pt"/>
    </style:style>
    <style:style style:name="T2" style:family="text">
      <style:text-properties fo:font-size="8pt" fo:language="it" fo:country="IT" style:font-size-asian="8pt" style:font-size-complex="8pt"/>
    </style:style>
    <style:style style:name="T3" style:family="text">
      <style:text-properties style:use-window-font-color="true" style:font-name="Arial" fo:font-size="8pt" fo:language="it" fo:country="IT" style:font-name-asian="Times New Roman" style:font-size-asian="8pt" style:language-asian="en" style:country-asian="US" style:font-name-complex="Arial" style:font-size-complex="8pt"/>
    </style:style>
    <style:style style:name="T4" style:family="text">
      <style:text-properties style:use-window-font-color="true" style:font-name="Arial" fo:font-size="8pt" fo:language="en" fo:country="GB" fo:font-style="normal" fo:font-weight="normal" style:font-name-asian="Times New Roman" style:font-size-asian="8pt" style:language-asian="en" style:country-asian="US" style:font-name-complex="Arial" style:font-size-complex="8pt"/>
    </style:style>
    <style:style style:name="T5" style:family="text">
      <style:text-properties style:font-name="Arial" fo:font-size="8pt" fo:language="en" fo:country="US" style:font-size-asian="8pt" style:language-asian="en" style:country-asian="US" style:font-size-complex="8pt"/>
    </style:style>
  </office:automatic-styles>
  <office:body>
    <office:spreadsheet>
      <table:table table:name="ToDo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EINSTEIN Tool: List of to do's and ideas to be incorporated in the future</text:p>
          </table:table-cell>
          <table:table-cell table:style-name="ce1"/>
          <table:table-cell table:style-name="ce14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Entry date</text:p>
          </table:table-cell>
          <table:table-cell table:style-name="ce12" office:value-type="string">
            <text:p>Bug advise/idea from</text:p>
          </table:table-cell>
          <table:table-cell table:style-name="ce15" office:value-type="string">
            <text:p>Topic</text:p>
          </table:table-cell>
          <table:table-cell table:style-name="ce15" office:value-type="string">
            <text:p>Description</text:p>
          </table:table-cell>
          <table:table-cell table:style-name="ce27" office:value-type="string">
            <text:p>Priority</text:p>
          </table:table-cell>
          <table:table-cell table:style-name="ce12" office:value-type="string">
            <text:p>To be changed until version</text:p>
          </table:table-cell>
          <table:table-cell table:style-name="ce12" office:value-type="string">
            <text:p>Notification date</text:p>
          </table:table-cell>
          <table:table-cell table:style-name="ce12" office:value-type="string">
            <text:p>Responsible</text:p>
          </table:table-cell>
          <table:table-cell table:style-name="ce27" office:value-type="string">
            <text:p>Status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Scroll-up menu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 table:visibility="collapse">
          <table:table-cell table:style-name="ce5" office:value-type="date" office:date-value="2008-03-03">
            <text:p>03/03/08</text:p>
          </table:table-cell>
          <table:table-cell table:style-name="ce5"/>
          <table:table-cell table:style-name="ce17" office:value-type="string">
            <text:p>DB edit option</text:p>
          </table:table-cell>
          <table:table-cell table:style-name="ce17" office:value-type="string">
            <text:p>Names of DB should be adapted to specifications</text:p>
          </table:table-cell>
          <table:table-cell table:style-name="ce28"/>
          <table:table-cell table:style-name="ce5" office:value-type="string">
            <text:p>V0.0</text:p>
          </table:table-cell>
          <table:table-cell table:style-name="ce5" office:value-type="date" office:date-value="2008-03-03">
            <text:p>03/03/08</text:p>
          </table:table-cell>
          <table:table-cell table:style-name="ce5" office:value-type="string">
            <text:p>HH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6" office:value-type="date" office:date-value="2008-04-07">
            <text:p>07/04/08</text:p>
          </table:table-cell>
          <table:table-cell table:style-name="ce6" office:value-type="string">
            <text:p>HS</text:p>
          </table:table-cell>
          <table:table-cell table:style-name="ce18" office:value-type="string">
            <text:p>view alternatives</text:p>
          </table:table-cell>
          <table:table-cell table:style-name="ce18" office:value-type="string">
            <text:p>Alternatives – view should be activated; -&gt; to be revised</text:p>
          </table:table-cell>
          <table:table-cell table:style-name="ce29" office:value-type="string">
            <text:p>high</text:p>
          </table:table-cell>
          <table:table-cell table:style-name="ce6" office:value-type="string">
            <text:p>V0.1</text:p>
          </table:table-cell>
          <table:table-cell table:style-name="ce6" office:value-type="date" office:date-value="2008-04-30">
            <text:p>30/04/08</text:p>
          </table:table-cell>
          <table:table-cell table:style-name="ce6" office:value-type="string">
            <text:p>TS</text:p>
          </table:table-cell>
          <table:table-cell table:style-name="ce6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21">
            <text:p>21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roject open/new</text:p>
          </table:table-cell>
          <table:table-cell table:style-name="ce17" office:value-type="string">
            <text:p>Menu bar should lead to PanelQ0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21">
            <text:p>21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Tre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 table:visibility="collapse">
          <table:table-cell table:style-name="ce7" office:value-type="date" office:date-value="2008-03-06">
            <text:p>06/03/08</text:p>
          </table:table-cell>
          <table:table-cell table:style-name="ce7"/>
          <table:table-cell table:style-name="ce19" office:value-type="string">
            <text:p>SEC</text:p>
          </table:table-cell>
          <table:table-cell table:style-name="ce19" office:value-type="string">
            <text:p>SEC by product / unit operation should adapt to the products / unit operations specified in the given industry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pending</text:p>
          </table:table-cell>
          <table:table-cell table:style-name="ce7"/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GUI – genera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Timing instantiation and updates</text:p>
          </table:table-cell>
          <table:table-cell table:style-name="ce20" office:value-type="string">
            <text:p>problem in energy statistics; ... distinguish between init and update</text:p>
            <text:p>check update of panels after caclulation, etc.</text:p>
            <text:p>proposal for solution in EA1. Check with Tom and apply to rest of Ea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7">
            <text:p>1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strange characters</text:p>
          </table:table-cell>
          <table:table-cell table:style-name="ce20" office:value-type="string">
            <text:p>strange characters entered via text-boxes give problems (such as 's, or ó,ò,ê,...). -&gt; unicode use ??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17">
            <text:p>1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18">
            <text:p>18/04/08</text:p>
          </table:table-cell>
          <table:table-cell table:style-name="ce5" office:value-type="string">
            <text:p>SD</text:p>
          </table:table-cell>
          <table:table-cell table:style-name="ce17" office:value-type="string">
            <text:p>Q+C tables</text:p>
          </table:table-cell>
          <table:table-cell table:style-name="ce17" office:value-type="string">
            <text:p>copying projects the link between Q and C is lost</text:p>
            <text:p>to be solved by joining Q and C Tables 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8">
            <text:p>18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6">
          <table:table-cell table:style-name="ce8" office:value-type="date" office:date-value="2008-04-18">
            <text:p>18/04/08</text:p>
          </table:table-cell>
          <table:table-cell table:style-name="ce8" office:value-type="string">
            <text:p>TS</text:p>
          </table:table-cell>
          <table:table-cell table:style-name="ce20" office:value-type="string">
            <text:p>UTF-8 recommended</text:p>
          </table:table-cell>
          <table:table-cell table:style-name="ce22" office:value-type="string">
            <text:p>Windows usa algo parecido a</text:p>
            <text:p>ISO-8859-1 (llamado también Latin-1). Esta codificación basta para los</text:p>
            <text:p>idiomas 'occidentales' como castellano, catalán, alemán, francés,</text:p>
            <text:p>inglés. Pero los idiomas eslavos usan otras (ISO-8859-2, etc.) y si esta</text:p>
            <text:p>herramienta se quiere usar a nivel de toda Europa, sería mejor pasarse a</text:p>
            <text:p>UTF-8. El problema radica en que necesitas tener un editor de texto que lo</text:p>
            <text:p>acepte.</text:p>
            <text:p/>
            <text:p>De momento, como sólo estamos usando texto inglés, no habría que hacer</text:p>
            <text:p>nada especial, excepto recrear la base de datos pasándola a UTF-8 y usando</text:p>
            <text:p>una versión de Python que acepte UTF-8 también. Creo que siempre hay dos</text:p>
            <text:p>versiones de Python, una sólo para inglés y Latin-1 y otra</text:p>
            <text:p>internacionalizada para UTF-8.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E-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>
          <table:table-cell table:style-name="ce8" office:value-type="date" office:date-value="2008-03-10">
            <text:p>10/03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unit conversion mass flow / volume flow</text:p>
          </table:table-cell>
          <table:table-cell table:style-name="ce20" office:value-type="string">
            <text:p>In some cases both types of data may be allowed -&gt; automatic detection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Reasonable limits for value entries ...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</text:p>
          </table:table-cell>
          <table:table-cell table:style-name="ce20" office:value-type="string">
            <text:p>Link choices for NACE and product codes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</text:p>
          </table:table-cell>
          <table:table-cell table:style-name="ce20" office:value-type="string">
            <text:p>Link text entry branch / sub-branch with nace-code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7-17">
            <text:p>17/07/08</text:p>
          </table:table-cell>
          <table:table-cell table:style-name="ce8" office:value-type="string">
            <text:p>BS/CB</text:p>
          </table:table-cell>
          <table:table-cell table:style-name="ce20" office:value-type="string">
            <text:p>Connections</text:p>
          </table:table-cell>
          <table:table-cell table:style-name="ce20" office:value-type="string">
            <text:p>inputs conercning distribution line (for current supply) and heat exchangers (for waste heat recovery for this process)</text:p>
            <text:p><text:s/>are asked for, but the user has not seen the following questionnaire pages ==&gt; HS: while no defintive solution: improve the comments in the tool tip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7-17">
            <text:p>17/07/08</text:p>
          </table:table-cell>
          <table:table-cell table:style-name="ce8" office:value-type="string">
            <text:p>BS/CB</text:p>
          </table:table-cell>
          <table:table-cell table:style-name="ce20" office:value-type="string">
            <text:p>Fields not needed</text:p>
          </table:table-cell>
          <table:table-cell table:style-name="ce20" office:value-type="string">
            <text:p>Make disappear fields not needed for certain equipment ..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2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2</text:p>
          </table:table-cell>
          <table:table-cell table:style-name="ce20" office:value-type="string">
            <text:p>Layou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1">
            <text:p>11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3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>
          <table:table-cell table:style-name="ce7" office:value-type="date" office:date-value="2008-06-12">
            <text:p>12/06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Q3</text:p>
          </table:table-cell>
          <table:table-cell table:style-name="ce19" office:value-type="string">
            <text:p>Reasonable limits; define missing units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6-12">
            <text:p>12/06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6">
            <text:p>16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3</text:p>
          </table:table-cell>
          <table:table-cell table:style-name="ce20" office:value-type="string">
            <text:p>Layout; numctrls = None; activate unit conversion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6">
            <text:p>16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4ff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5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4ff</text:p>
          </table:table-cell>
          <table:table-cell table:style-name="ce20" office:value-type="string">
            <text:p>Reasonable limits; define missing units; choices-functionality; revise layou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7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>
          <table:table-cell table:style-name="ce8" office:value-type="date" office:date-value="2008-06-14">
            <text:p>14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7</text:p>
          </table:table-cell>
          <table:table-cell table:style-name="ce20" office:value-type="string">
            <text:p>adapt to new solar module requirements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24">
            <text:p>24/06/08</text:p>
          </table:table-cell>
          <table:table-cell table:style-name="ce8" office:value-type="string">
            <text:p>SD/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DB Editor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6-19">
            <text:p>19/06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DB Editor</text:p>
          </table:table-cell>
          <table:table-cell table:style-name="ce20" office:value-type="string">
            <text:p>predefined text for lists (EquipeType, UnitOp, etc.)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</text:p>
          </table:table-cell>
          <table:table-cell table:style-name="ce8" office:value-type="date" office:date-value="2008-06-19">
            <text:p>19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40" table:number-columns-repeated="2"/>
          <table:table-cell table:number-columns-repeated="249"/>
        </table:table-row>
        <table:table-row table:style-name="ro2">
          <table:table-cell table:style-name="ce4" office:value-type="string">
            <text:p>Self-learning and DB Updat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8">
          <table:table-cell table:style-name="ce8" office:value-type="date" office:date-value="2007-11-21">
            <text:p>21/11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Self-learning of tool</text:p>
          </table:table-cell>
          <table:table-cell table:style-name="ce23" office:value-type="string">
            <text:p><text:span text:style-name="T1">Do you think that it would be useful and to feasible to foresee an </text:span><text:span text:style-name="T1">authomatic update of the databases </text:span></text:p>
            <text:p><text:span text:style-name="T1">and a statistics module where results of an audit campaign can be stored </text:span><text:span text:style-name="T1">and compared, summarised etc., by industry sector, country etc.?</text:span></text:p>
            <text:p><text:span text:style-name="T1">Or this module/task should be something completely stand-alone?</text:span></text:p>
            <text:p><text:span text:style-name="T1"> </text:span></text:p>
            <text:p><text:span text:style-name="T2">We should produce an evaluation report of the audit campaign...</text:span>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5"/>
          <table:table-cell table:style-name="ce40" table:number-columns-repeated="2"/>
          <table:table-cell table:number-columns-repeated="249"/>
        </table:table-row>
        <table:table-row table:style-name="ro2">
          <table:table-cell table:style-name="ce4" office:value-type="string">
            <text:p>HC Supply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 table:visibility="collapse">
          <table:table-cell table:style-name="ce5" office:value-type="date" office:date-value="2008-03-04">
            <text:p>04/03/08</text:p>
          </table:table-cell>
          <table:table-cell table:style-name="ce5"/>
          <table:table-cell table:style-name="ce17" office:value-type="string">
            <text:p>HC design assistant window</text:p>
          </table:table-cell>
          <table:table-cell table:style-name="ce17" office:value-type="string">
            <text:p>Uniform design of window for assisted design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string">
            <text:p>pending</text:p>
          </table:table-cell>
          <table:table-cell table:style-name="ce5" office:value-type="string">
            <text:p>-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3">
          <table:table-cell table:style-name="ce10" office:value-type="float" office:value="2007">
            <text:p>20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Q Equipment</text:p>
          </table:table-cell>
          <table:table-cell table:style-name="ce20" office:value-type="string">
            <text:p>How to deal with groups of identical equipments -&gt; define some consistent procedure; What is asked for in the questionnaire -&gt; power / flow rate / etc of one boiler, or of the group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7-12-08">
            <text:p>08/12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Fuel switching</text:p>
          </table:table-cell>
          <table:table-cell table:style-name="ce24" office:value-type="string">
            <text:p><text:span text:style-name="T1">en el tool esta prevista la opcion:</text:span></text:p>
            <text:p><text:span text:style-name="T3"> </text:span><text:span text:style-name="T4">- Fuel Switching ?</text:span></text:p>
            <text:p><text:span text:style-name="T1"/>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8">
            <text:p>08/04/08</text:p>
          </table:table-cell>
          <table:table-cell table:style-name="ce8" office:value-type="string">
            <text:p>BS/HS</text:p>
          </table:table-cell>
          <table:table-cell table:style-name="ce20" office:value-type="string">
            <text:p>Exhaust gas</text:p>
          </table:table-cell>
          <table:table-cell table:style-name="ce20" office:value-type="string">
            <text:p>include calculation of waste heat / exhaust gas flow rate in boiler / CHP / ... module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8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the boiler module for next versions consider also the opportunity/necessity (???) to introduce:</text:p>
            <text:p>- the type of fluid to be distributed</text:p>
            <text:p>- the connection to the pipes number...</text:p>
            <text:p>- the type of boiler (condensing, ...).</text:p>
            <text:p>Moreover a link to the HR module concerning off gas heta recovery etc has to implement, later on...</text:p>
            <text:p/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DB as far as I saw:</text:p>
            <text:p>the year of construction is missing (while in the interface is quoted)</text:p>
            <text:p>the fuel is also missed.</text:p>
            <text:p>right? do we need this info, I think...</text:p>
            <text:p/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energyStatistic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5" office:value-type="date" office:date-value="2008-04-02">
            <text:p>02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window overlap</text:p>
          </table:table-cell>
          <table:table-cell table:style-name="ce17" office:value-type="string">
            <text:p>Switching between windows EA/EM/EH the hide() is not activated.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02">
            <text:p>02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nthly data</text:p>
          </table:table-cell>
          <table:table-cell table:style-name="ce20" office:value-type="string">
            <text:p>number of columns and number of data in graph not identical. Seems that totals are shown ???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units in display</text:p>
          </table:table-cell>
          <table:table-cell table:style-name="ce20" office:value-type="string">
            <text:p>should be possible to display data in different units;</text:p>
            <text:p>units should be eliminated from legend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scroll bars in tables</text:p>
          </table:table-cell>
          <table:table-cell table:style-name="ce20" office:value-type="string">
            <text:p>try to avoid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layout windows</text:p>
          </table:table-cell>
          <table:table-cell table:style-name="ce20" office:value-type="string">
            <text:p>tables should have the same width as figures, ...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A windows</text:p>
          </table:table-cell>
          <table:table-cell table:style-name="ce20" office:value-type="string">
            <text:p>number of digits and thousands separtator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A windows</text:p>
          </table:table-cell>
          <table:table-cell table:style-name="ce20" office:value-type="string">
            <text:p>primary energy consumption / final energy consumption changed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Heat &amp; Cold</text:p>
          </table:table-cell>
          <table:table-cell table:style-name="ce20" office:value-type="string">
            <text:p>separation of heat flows and cold flows ??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CO2 + nuclear</text:p>
          </table:table-cell>
          <table:table-cell table:style-name="ce20" office:value-type="string">
            <text:p>inlcude CO2 and radioactive waste in the same screen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EA</text:p>
          </table:table-cell>
          <table:table-cell table:style-name="ce20" office:value-type="string">
            <text:p>check of actualisation in panelEA1. Adapt to other EA / EM / EH panel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10">
          <table:table-cell table:style-name="ce8" office:value-type="date" office:date-value="2008-04-30">
            <text:p>30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dules EA</text:p>
          </table:table-cell>
          <table:table-cell table:style-name="ce26" office:value-type="string">
            <text:p><text:span text:style-name="T5">-&gt; Modules EA have to be completely revised: not only C-&gt;Q, but also </text:span><text:span text:style-name="T5">filtering of tables by Pid and ANo before calculating sums.</text:span></text:p>
            <text:p><text:span text:style-name="T5">Introduce security checks in order to avoid crash if data are None or </text:span><text:span text:style-name="T5">tables are empty !!!</text:span>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30">
            <text:p>30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5-10">
            <text:p>10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stat + CC</text:p>
          </table:table-cell>
          <table:table-cell table:style-name="ce26" office:value-type="string">
            <text:p>Cuando se llama energyStatistics desde ANo = -1 -&gt; mostar ANo 0 o bloquear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style-name="ce8" table:number-columns-repeated="2"/>
          <table:table-cell table:style-name="ce20" table:number-columns-repeated="2"/>
          <table:table-cell table:style-name="ce31"/>
          <table:table-cell table:style-name="ce38"/>
          <table:table-cell table:style-name="ce8" table:number-columns-repeated="3"/>
          <table:table-cell table:number-columns-repeated="247"/>
        </table:table-row>
        <table:table-row table:style-name="ro2">
          <table:table-cell table:style-name="ce4" office:value-type="string">
            <text:p>Consistency Check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6-27">
            <text:p>27/06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Storage in pipes</text:p>
          </table:table-cell>
          <table:table-cell table:style-name="ce20" office:value-type="string">
            <text:p>Consider storage losses in storage tanks</text:p>
          </table:table-cell>
          <table:table-cell table:style-name="ce32" office:value-type="string">
            <text:p>low</text:p>
          </table:table-cell>
          <table:table-cell table:style-name="ce41" office:value-type="string">
            <text:p>V2.0</text:p>
          </table:table-cell>
          <table:table-cell table:style-name="ce8" office:value-type="string">
            <text:p>pending</text:p>
          </table:table-cell>
          <table:table-cell table:number-columns-repeated="2" table:style-name="ce8" office:value-type="string">
            <text:p>-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6-27">
            <text:p>27/06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HX network and CC</text:p>
          </table:table-cell>
          <table:table-cell table:style-name="ce20" office:value-type="string">
            <text:p>Check consistency between CC calculations and HX network calculation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number-columns-repeated="2" table:style-name="ce8" office:value-type="string">
            <text:p>-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1" office:value-type="string">
            <text:p>SQL</text:p>
          </table:table-cell>
          <table:table-cell table:style-name="ce11"/>
          <table:table-cell table:number-columns-repeated="3"/>
          <table:table-cell table:style-name="ce40" table:number-columns-repeated="2"/>
          <table:table-cell table:number-columns-repeated="249"/>
        </table:table-row>
        <table:table-row table:style-name="ro5">
          <table:table-cell table:style-name="ce8" office:value-type="date" office:date-value="2008-03-10">
            <text:p>10/03/08</text:p>
          </table:table-cell>
          <table:table-cell table:style-name="ce8" office:value-type="string">
            <text:p>TS</text:p>
          </table:table-cell>
          <table:table-cell table:style-name="ce20" office:value-type="string">
            <text:p>Capital letters in VarNames</text:p>
          </table:table-cell>
          <table:table-cell table:style-name="ce20" office:value-type="string">
            <text:p>DB is referred to in lowercase letters: in windows works, but linux not !!! check if now it's ok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5" office:value-type="date" office:date-value="2008-04-07">
            <text:p>07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Benchmark DB</text:p>
          </table:table-cell>
          <table:table-cell table:style-name="ce17" office:value-type="string">
            <text:p>Include Benchmark DB in SQL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07">
            <text:p>07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8">
            <text:p>18/04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queries</text:p>
          </table:table-cell>
          <table:table-cell table:style-name="ce20" office:value-type="string">
            <text:p>queries with [0] at the end give error in empty lists</text:p>
            <text:p>subsitute by query of list and then assignment of index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18">
            <text:p>18/04/08</text:p>
          </table:table-cell>
          <table:table-cell table:style-name="ce8" office:value-type="string">
            <text:p>all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3-10">
            <text:p>10/03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FuelConsum</text:p>
          </table:table-cell>
          <table:table-cell table:style-name="ce20" office:value-type="string">
            <text:p>better explanatory text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5-10">
            <text:p>10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data tables</text:p>
          </table:table-cell>
          <table:table-cell table:style-name="ce20" office:value-type="string">
            <text:p>FUEL_OWN no longer used ...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7-14">
            <text:p>14/07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O&amp;M</text:p>
          </table:table-cell>
          <table:table-cell table:style-name="ce20" office:value-type="string">
            <text:p>Define parts of OM costs specified in Q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style-name="ce4" office:value-type="string">
            <text:p>HR Modul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9-16">
            <text:p>16/09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HeatRecOK</text:p>
          </table:table-cell>
          <table:table-cell table:style-name="ce20" office:value-type="string">
            <text:p>Treatment in EINSTEIN of HeatRecOK = “no”: VoutFlow may be &gt; 0, but:</text:p>
            <text:p>UPHw = 0. Check that this doesn't give problems with HR Module.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0</text:p>
          </table:table-cell>
          <table:table-cell table:style-name="ce8" office:value-type="date" office:date-value="2008-09-16">
            <text:p>16/09/08</text:p>
          </table:table-cell>
          <table:table-cell table:style-name="ce8" office:value-type="string">
            <text:p>FJ/B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style-name="ce4" office:value-type="string">
            <text:p>HC Supply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>
          <table:table-cell table:style-name="ce5" office:value-type="date" office:date-value="2008-03-04">
            <text:p>04/03/08</text:p>
          </table:table-cell>
          <table:table-cell table:style-name="ce5"/>
          <table:table-cell table:style-name="ce17" office:value-type="string">
            <text:p>HC design assistant window</text:p>
          </table:table-cell>
          <table:table-cell table:style-name="ce17" office:value-type="string">
            <text:p>Uniform design of window for assisted design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string">
            <text:p>pending</text:p>
          </table:table-cell>
          <table:table-cell table:style-name="ce5" office:value-type="string">
            <text:p>-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3">
          <table:table-cell table:style-name="ce10" office:value-type="float" office:value="2007">
            <text:p>20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Q Equipment</text:p>
          </table:table-cell>
          <table:table-cell table:style-name="ce20" office:value-type="string">
            <text:p>How to deal with groups of identical equipments -&gt; define some consistent procedure; What is asked for in the questionnaire -&gt; power / flow rate / etc of one boiler, or of the group ?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7-12-08">
            <text:p>08/12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Fuel switching</text:p>
          </table:table-cell>
          <table:table-cell table:style-name="ce24" office:value-type="string">
            <text:p><text:span text:style-name="T1">en el tool esta prevista la opcion:</text:span></text:p>
            <text:p><text:span text:style-name="T3"> </text:span><text:span text:style-name="T4">- Fuel Switching ?</text:span></text:p>
            <text:p><text:span text:style-name="T1"/>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08">
            <text:p>08/04/08</text:p>
          </table:table-cell>
          <table:table-cell table:style-name="ce7" office:value-type="string">
            <text:p>BS/HS</text:p>
          </table:table-cell>
          <table:table-cell table:style-name="ce19" office:value-type="string">
            <text:p>Exhaust gas</text:p>
          </table:table-cell>
          <table:table-cell table:style-name="ce19" office:value-type="string">
            <text:p>include calculation of waste heat / exhaust gas flow rate in boiler / CHP / ... modules</text:p>
          </table:table-cell>
          <table:table-cell table:style-name="ce34" office:value-type="string">
            <text:p>normal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pending</text:p>
          </table:table-cell>
          <table:table-cell table:style-name="ce7" office:value-type="string">
            <text:p>-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8" table:visibility="collapse">
          <table:table-cell table:style-name="ce6" office:value-type="date" office:date-value="2008-05-16">
            <text:p>16/05/08</text:p>
          </table:table-cell>
          <table:table-cell table:style-name="ce6" office:value-type="string">
            <text:p>CV</text:p>
          </table:table-cell>
          <table:table-cell table:style-name="ce18" office:value-type="string">
            <text:p>Boiler – several</text:p>
          </table:table-cell>
          <table:table-cell table:style-name="ce18" office:value-type="string">
            <text:p>in the boiler module for next versions consider also the opportunity/necessity (???) to introduce:</text:p>
            <text:p>- the type of fluid to be distributed</text:p>
            <text:p>- the connection to the pipes number...</text:p>
            <text:p>- the type of boiler (condensing, ...).</text:p>
            <text:p>Moreover a link to the HR module concerning off gas heta recovery etc has to implement, later on...</text:p>
            <text:p/>
          </table:table-cell>
          <table:table-cell table:style-name="ce35" office:value-type="string">
            <text:p>normal</text:p>
          </table:table-cell>
          <table:table-cell table:style-name="ce6" office:value-type="string">
            <text:p>V1.0a</text:p>
          </table:table-cell>
          <table:table-cell table:style-name="ce6" office:value-type="string">
            <text:p>pending</text:p>
          </table:table-cell>
          <table:table-cell table:style-name="ce6" office:value-type="string">
            <text:p>-</text:p>
          </table:table-cell>
          <table:table-cell table:style-name="ce6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DB as far as I saw:</text:p>
            <text:p>the year of construction is missing (while in the interface is quoted)</text:p>
            <text:p>the fuel is also missed.</text:p>
            <text:p>right? do we need this info, I think...</text:p>
            <text:p/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Solar therma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9-16">
            <text:p>16/09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roof surface</text:p>
          </table:table-cell>
          <table:table-cell table:style-name="ce24" office:value-type="string">
            <text:p>quick and dirty study should be possible without having a roof surface specified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0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1" office:value-type="string">
            <text:p>heatPump</text:p>
          </table:table-cell>
          <table:table-cell table:style-name="ce11"/>
          <table:table-cell table:number-columns-repeated="3"/>
          <table:table-cell table:style-name="ce40" table:number-columns-repeated="2"/>
          <table:table-cell table:number-columns-repeated="249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Lists</text:p>
          </table:table-cell>
          <table:table-cell table:style-name="ce20" office:value-type="string">
            <text:p>panel peta si lista equipos (HP's) es vacía ...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</text:p>
          </table:table-cell>
          <table:table-cell table:style-name="ce20" office:value-type="string">
            <text:p>Pre-assignment in choice; lower-right data as read-only (Static text)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Module-DeleteEq</text:p>
          </table:table-cell>
          <table:table-cell table:style-name="ce17" office:value-type="string">
            <text:p>DB.commit to be activated ???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anelHP</text:p>
          </table:table-cell>
          <table:table-cell table:style-name="ce17" office:value-type="string">
            <text:p>selected rows should appear in dark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after deleting an equipment, the rows continue appearing in blue. Should be white again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editing an equipment by mouse-double click (Q4 – panel appears), the values are not changed after leaving Q4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calculateCascade to be activated after adding/deleting/changing equipment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duleHP</text:p>
          </table:table-cell>
          <table:table-cell table:style-name="ce20" office:value-type="string">
            <text:p>Well-working of design-assistant has to be checked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anelHP</text:p>
          </table:table-cell>
          <table:table-cell table:style-name="ce17" office:value-type="string">
            <text:p>function deleteEquipment for erasing space from addEquipmentDummy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default buttons should be fully operative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adaptation of graphics to specification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5-16">
            <text:p>16/05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diverse</text:p>
          </table:table-cell>
          <table:table-cell table:style-name="ce20" office:value-type="string">
            <text:p>check bug-list from 16/05/08 (in HP update from Stoyan)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INSTALLER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7-14">
            <text:p>14/07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General</text:p>
          </table:table-cell>
          <table:table-cell table:style-name="ce20" office:value-type="string">
            <text:p>Improve w. respect to V1.00a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7-14">
            <text:p>14/07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6542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BuggyBugs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EINSTEIN Tool: List of buggy bugs</text:p>
          </table:table-cell>
          <table:table-cell table:style-name="ce1"/>
          <table:table-cell table:style-name="ce14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Entry date</text:p>
          </table:table-cell>
          <table:table-cell table:style-name="ce12" office:value-type="string">
            <text:p>To do from</text:p>
          </table:table-cell>
          <table:table-cell table:style-name="ce15" office:value-type="string">
            <text:p>Topic</text:p>
          </table:table-cell>
          <table:table-cell table:style-name="ce15" office:value-type="string">
            <text:p>Description</text:p>
          </table:table-cell>
          <table:table-cell table:style-name="ce27" office:value-type="string">
            <text:p>Priority</text:p>
          </table:table-cell>
          <table:table-cell table:style-name="ce12" office:value-type="string">
            <text:p>To be changed until version</text:p>
          </table:table-cell>
          <table:table-cell table:style-name="ce12" office:value-type="string">
            <text:p>Notification date</text:p>
          </table:table-cell>
          <table:table-cell table:style-name="ce12" office:value-type="string">
            <text:p>Responsible</text:p>
          </table:table-cell>
          <table:table-cell table:style-name="ce27" office:value-type="string">
            <text:p>Status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Scroll-up menu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 table:visibility="collapse">
          <table:table-cell table:style-name="ce5" office:value-type="date" office:date-value="2008-03-03">
            <text:p>03/03/08</text:p>
          </table:table-cell>
          <table:table-cell table:style-name="ce5"/>
          <table:table-cell table:style-name="ce17" office:value-type="string">
            <text:p>DB edit option</text:p>
          </table:table-cell>
          <table:table-cell table:style-name="ce17" office:value-type="string">
            <text:p>Names of DB should be adapted to specifications</text:p>
          </table:table-cell>
          <table:table-cell table:style-name="ce28"/>
          <table:table-cell table:style-name="ce5" office:value-type="string">
            <text:p>V0.0</text:p>
          </table:table-cell>
          <table:table-cell table:style-name="ce5" office:value-type="date" office:date-value="2008-03-03">
            <text:p>03/03/08</text:p>
          </table:table-cell>
          <table:table-cell table:style-name="ce5" office:value-type="string">
            <text:p>HH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07">
            <text:p>07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view alternatives</text:p>
          </table:table-cell>
          <table:table-cell table:style-name="ce19" office:value-type="string">
            <text:p>Alternatives – view should be activated; -&gt; to be revised</text:p>
          </table:table-cell>
          <table:table-cell table:style-name="ce44" office:value-type="string">
            <text:p>high</text:p>
          </table:table-cell>
          <table:table-cell table:style-name="ce7" office:value-type="string">
            <text:p>V0.1</text:p>
          </table:table-cell>
          <table:table-cell table:style-name="ce7" office:value-type="date" office:date-value="2008-04-30">
            <text:p>30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21">
            <text:p>21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roject open/new</text:p>
          </table:table-cell>
          <table:table-cell table:style-name="ce17" office:value-type="string">
            <text:p>Menu bar should lead to PanelQ0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21">
            <text:p>21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7-14">
            <text:p>14/07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General</text:p>
          </table:table-cell>
          <table:table-cell table:style-name="ce20" office:value-type="string">
            <text:p>Display of alternative / project ... does not update if new alternatives</text:p>
            <text:p>are created -&gt; vinculate with SetActiveAlternative/Projec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Tre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 table:visibility="collapse">
          <table:table-cell table:style-name="ce7" office:value-type="date" office:date-value="2008-03-06">
            <text:p>06/03/08</text:p>
          </table:table-cell>
          <table:table-cell table:style-name="ce7"/>
          <table:table-cell table:style-name="ce19" office:value-type="string">
            <text:p>SEC</text:p>
          </table:table-cell>
          <table:table-cell table:style-name="ce19" office:value-type="string">
            <text:p>SEC by product / unit operation should adapt to the products / unit operations specified in the given industry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pending</text:p>
          </table:table-cell>
          <table:table-cell table:style-name="ce7"/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General</text:p>
          </table:table-cell>
          <table:table-cell table:style-name="ce20" office:value-type="string">
            <text:p>Eliminate tree-items not use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GUI – genera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 table:visibility="collapse">
          <table:table-cell table:style-name="ce7" office:value-type="date" office:date-value="2008-04-07">
            <text:p>07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Timing instantiation and updates</text:p>
          </table:table-cell>
          <table:table-cell table:style-name="ce19" office:value-type="string">
            <text:p>problem in energy statistics; ... distinguish between init and update</text:p>
            <text:p>check update of panels after caclulation, etc.</text:p>
            <text:p>proposal for solution in EA1. Check with Tom and apply to rest of Eas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4-13">
            <text:p>13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17">
            <text:p>17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strange characters</text:p>
          </table:table-cell>
          <table:table-cell table:style-name="ce19" office:value-type="string">
            <text:p>strange characters entered via text-boxes give problems (such as 's, or ó,ò,ê,...). -&gt; unicode use ???</text:p>
          </table:table-cell>
          <table:table-cell table:style-name="ce34" office:value-type="string">
            <text:p>normal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4-17">
            <text:p>17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18">
            <text:p>18/04/08</text:p>
          </table:table-cell>
          <table:table-cell table:style-name="ce5" office:value-type="string">
            <text:p>SD</text:p>
          </table:table-cell>
          <table:table-cell table:style-name="ce17" office:value-type="string">
            <text:p>Q+C tables</text:p>
          </table:table-cell>
          <table:table-cell table:style-name="ce17" office:value-type="string">
            <text:p>copying projects the link between Q and C is lost</text:p>
            <text:p>to be solved by joining Q and C Tables 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8">
            <text:p>18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11">
          <table:table-cell table:style-name="ce8" office:value-type="date" office:date-value="2008-04-18">
            <text:p>18/04/08</text:p>
          </table:table-cell>
          <table:table-cell table:style-name="ce8" office:value-type="string">
            <text:p>TS</text:p>
          </table:table-cell>
          <table:table-cell table:style-name="ce20" office:value-type="string">
            <text:p>UTF-8 recommended</text:p>
          </table:table-cell>
          <table:table-cell table:style-name="ce22" office:value-type="string">
            <text:p>Windows usa algo parecido a</text:p>
            <text:p>ISO-8859-1 (llamado también Latin-1). Esta codificación basta para los</text:p>
            <text:p>idiomas 'occidentales' como castellano, catalán, alemán, francés,</text:p>
            <text:p>inglés. Pero los idiomas eslavos usan otras (ISO-8859-2, etc.) y si esta</text:p>
            <text:p>herramienta se quiere usar a nivel de toda Europa, sería mejor pasarse a</text:p>
            <text:p>UTF-8. El problema radica en que necesitas tener un editor de texto que lo</text:p>
            <text:p>acepte.</text:p>
            <text:p/>
            <text:p>De momento, como sólo estamos usando texto inglés, no habría que hacer</text:p>
            <text:p>nada especial, excepto recrear la base de datos pasándola a UTF-8 y usando</text:p>
            <text:p>una versión de Python que acepte UTF-8 también. Creo que siempre hay dos</text:p>
            <text:p>versiones de Python, una sólo para inglés y Latin-1 y otra</text:p>
            <text:p>internacionalizada para UTF-8.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9-16">
            <text:p>16/09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Displayclasses</text:p>
          </table:table-cell>
          <table:table-cell table:style-name="ce20" office:value-type="string">
            <text:p>Unit Fraction 100% converts to 100, not to 1.0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0</text:p>
          </table:table-cell>
          <table:table-cell table:style-name="ce8" office:value-type="date" office:date-value="2008-09-16">
            <text:p>16/09/08</text:p>
          </table:table-cell>
          <table:table-cell table:style-name="ce8" office:value-type="string">
            <text:p>TS</text:p>
          </table:table-cell>
          <table:table-cell table:style-name="ce8"/>
          <table:table-cell table:number-columns-repeated="247"/>
        </table:table-row>
        <table:table-row table:style-name="ro5">
          <table:table-cell table:style-name="ce8" office:value-type="date" office:date-value="2008-09-23">
            <text:p>23/09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IntEntry</text:p>
          </table:table-cell>
          <table:table-cell table:style-name="ce20" office:value-type="string">
            <text:p>PanelQ4 (year of manufacturing, number of equipes -&gt; does not store / display). Temporarily substituted by float entry with decimals = 0</text:p>
          </table:table-cell>
          <table:table-cell table:style-name="ce32" office:value-type="string">
            <text:p>normal</text:p>
          </table:table-cell>
          <table:table-cell table:style-name="ce45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9-23">
            <text:p>23/09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displayclasses</text:p>
          </table:table-cell>
          <table:table-cell table:style-name="ce20" office:value-type="string">
            <text:p>min/max value should be related to internal Value, not to display value</text:p>
          </table:table-cell>
          <table:table-cell table:style-name="ce32" office:value-type="string">
            <text:p>normal</text:p>
          </table:table-cell>
          <table:table-cell table:style-name="ce45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Graphic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6-26">
            <text:p>26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refresh</text:p>
          </table:table-cell>
          <table:table-cell table:style-name="ce20" office:value-type="string">
            <text:p>Problem with refresh of graphics. Tom has some idea -&gt; to be implemente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6-26">
            <text:p>26/06/08</text:p>
          </table:table-cell>
          <table:table-cell table:style-name="ce8" office:value-type="string">
            <text:p>TS/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5"/>
          <table:table-cell table:style-name="ce37" table:number-columns-repeated="3"/>
          <table:table-cell table:number-columns-repeated="248"/>
        </table:table-row>
        <table:table-row table:style-name="ro2">
          <table:table-cell table:style-name="ce4" office:value-type="string">
            <text:p>DB Editor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 table:visibility="collapse">
          <table:table-cell table:style-name="ce6" office:value-type="date" office:date-value="2008-03-03">
            <text:p>03/03/08</text:p>
          </table:table-cell>
          <table:table-cell table:style-name="ce6"/>
          <table:table-cell table:style-name="ce18" office:value-type="string">
            <text:p>Exit button</text:p>
          </table:table-cell>
          <table:table-cell table:style-name="ce18" office:value-type="string">
            <text:p>No exit button is foreseen</text:p>
          </table:table-cell>
          <table:table-cell table:style-name="ce29" office:value-type="string">
            <text:p>high</text:p>
          </table:table-cell>
          <table:table-cell table:style-name="ce46" office:value-type="string">
            <text:p>V1.0a</text:p>
          </table:table-cell>
          <table:table-cell table:style-name="ce6" office:value-type="string">
            <text:p>pending</text:p>
          </table:table-cell>
          <table:table-cell table:style-name="ce6" office:value-type="string">
            <text:p>-</text:p>
          </table:table-cell>
          <table:table-cell table:style-name="ce6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8-02-25">
            <text:p>25/02/08</text:p>
          </table:table-cell>
          <table:table-cell table:style-name="ce8"/>
          <table:table-cell table:style-name="ce20" office:value-type="string">
            <text:p>Pulldown menu in DB Benchmark</text:p>
          </table:table-cell>
          <table:table-cell table:style-name="ce20" office:value-type="string">
            <text:p>Up to now data bases that are linked with each other have to be entered by the ID-value. No pull-down menu is foreseen. This should be changed later on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6-28">
            <text:p>28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10" table:visibility="collapse">
          <table:table-cell table:style-name="ce7" office:value-type="date" office:date-value="2008-04-02">
            <text:p>02/04/08</text:p>
          </table:table-cell>
          <table:table-cell table:style-name="ce7"/>
          <table:table-cell table:style-name="ce19" office:value-type="string">
            <text:p>diferentes Dbs</text:p>
          </table:table-cell>
          <table:table-cell table:style-name="ce19" office:value-type="string">
            <text:p>possibility to edit different equipment DB's: heat pump, boiler,</text:p>
            <text:p><text:s text:c="5"/>additional DB's that will come in the future (CHP, chillers, solar</text:p>
            <text:p><text:s text:c="5"/>thermal, ...) [por ahora abre la tabla UHeatPump, la cual es la</text:p>
            <text:p><text:s text:c="5"/>tabla equivocada] 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4-02">
            <text:p>02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6" office:value-type="date" office:date-value="2008-04-02">
            <text:p>02/04/08</text:p>
          </table:table-cell>
          <table:table-cell table:style-name="ce6"/>
          <table:table-cell table:style-name="ce18" office:value-type="string">
            <text:p>button OK/Cancel</text:p>
          </table:table-cell>
          <table:table-cell table:style-name="ce18"/>
          <table:table-cell table:style-name="ce29" office:value-type="string">
            <text:p>high</text:p>
          </table:table-cell>
          <table:table-cell table:style-name="ce46" office:value-type="string">
            <text:p>V1.0a</text:p>
          </table:table-cell>
          <table:table-cell table:style-name="ce6" office:value-type="date" office:date-value="2008-04-02">
            <text:p>02/04/08</text:p>
          </table:table-cell>
          <table:table-cell table:style-name="ce6" office:value-type="string">
            <text:p>TS</text:p>
          </table:table-cell>
          <table:table-cell table:style-name="ce6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02">
            <text:p>02/04/08</text:p>
          </table:table-cell>
          <table:table-cell table:style-name="ce7"/>
          <table:table-cell table:style-name="ce19" office:value-type="string">
            <text:p>select by double clicking</text:p>
          </table:table-cell>
          <table:table-cell table:style-name="ce19"/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4-02">
            <text:p>02/04/08</text:p>
          </table:table-cell>
          <table:table-cell table:style-name="ce7" office:value-type="string">
            <text:p>TS</text:p>
          </table:table-cell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3" table:visibility="collapse">
          <table:table-cell table:style-name="ce7" office:value-type="date" office:date-value="2008-04-13">
            <text:p>13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DB Editor</text:p>
          </table:table-cell>
          <table:table-cell table:style-name="ce19" office:value-type="string">
            <text:p>preselected list of equipment should be possible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string">
            <text:p>13/04/2008</text:p>
            <text:p>again:</text:p>
            <text:p>28/06/2008</text:p>
          </table:table-cell>
          <table:table-cell table:style-name="ce7" office:value-type="string">
            <text:p>SD</text:p>
            <text:p/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9">
            <text:p>19/06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DB Editor</text:p>
          </table:table-cell>
          <table:table-cell table:style-name="ce20" office:value-type="string">
            <text:p>predefined text for lists (EquipeType, UnitOp, etc.)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6-19">
            <text:p>19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8-06-29">
            <text:p>29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DB Content</text:p>
          </table:table-cell>
          <table:table-cell table:style-name="ce20" office:value-type="string">
            <text:p>Nulls or other corrupt content in DB's may give problems</text:p>
            <text:p>-&gt; security feature should be foreseen ...</text:p>
            <text:p>(example: HP Module with None in HPHeatCap 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number-columns-repeated="5"/>
          <table:table-cell table:style-name="ce40" table:number-columns-repeated="2"/>
          <table:table-cell table:number-columns-repeated="249"/>
        </table:table-row>
        <table:table-row table:style-name="ro2">
          <table:table-cell table:style-name="ce4" office:value-type="string">
            <text:p>File I/O (export/import project)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import/export</text:p>
          </table:table-cell>
          <table:table-cell table:style-name="ce20" office:value-type="string">
            <text:p>links to be copie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23">
            <text:p>23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8-09-16">
            <text:p>16/09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import/export</text:p>
          </table:table-cell>
          <table:table-cell table:style-name="ce20" office:value-type="string">
            <text:p>import gives Problems, if previously the project with the highest ID has been deleted ... (conflict of auto-increment in the questionnaire table, and look-up of the import function)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0</text:p>
          </table:table-cell>
          <table:table-cell table:style-name="ce8" office:value-type="date" office:date-value="2008-09-16">
            <text:p>16/09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SQ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3-10">
            <text:p>10/03/08</text:p>
          </table:table-cell>
          <table:table-cell table:style-name="ce8" office:value-type="string">
            <text:p>TS</text:p>
          </table:table-cell>
          <table:table-cell table:style-name="ce20" office:value-type="string">
            <text:p>Capital letters in VarNames</text:p>
          </table:table-cell>
          <table:table-cell table:style-name="ce20" office:value-type="string">
            <text:p>DB is referred to in lowercase letters: in windows works, but linux not !!! check if now it's ok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18">
            <text:p>18/04/08</text:p>
          </table:table-cell>
          <table:table-cell table:style-name="ce7" office:value-type="string">
            <text:p>SD</text:p>
          </table:table-cell>
          <table:table-cell table:style-name="ce19" office:value-type="string">
            <text:p>queries</text:p>
          </table:table-cell>
          <table:table-cell table:style-name="ce19" office:value-type="string">
            <text:p>queries with [0] at the end give error in empty lists</text:p>
            <text:p>subsitute by query of list and then assignment of index</text:p>
          </table:table-cell>
          <table:table-cell table:style-name="ce34" office:value-type="string">
            <text:p>normal</text:p>
          </table:table-cell>
          <table:table-cell table:style-name="ce7" office:value-type="string">
            <text:p>V1.0a</text:p>
          </table:table-cell>
          <table:table-cell table:style-name="ce7" office:value-type="date" office:date-value="2008-04-18">
            <text:p>18/04/08</text:p>
          </table:table-cell>
          <table:table-cell table:style-name="ce7" office:value-type="string">
            <text:p>all</text:p>
          </table:table-cell>
          <table:table-cell table:style-name="ce7" office:value-type="string">
            <text:p>controlled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7-14">
            <text:p>14/07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backup</text:p>
          </table:table-cell>
          <table:table-cell table:style-name="ce20" office:value-type="string">
            <text:p>ERROR MySQL binary folder not known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7-14">
            <text:p>14/07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Paper 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9" table:number-rows-repeated="2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E-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 table:visibility="collapse">
          <table:table-cell table:style-name="ce8" office:value-type="date" office:date-value="2008-03-10">
            <text:p>10/03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unit conversion mass flow / volume flow</text:p>
          </table:table-cell>
          <table:table-cell table:style-name="ce20" office:value-type="string">
            <text:p>In some cases both types of data may be allowed -&gt; automatic detection ?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1.0b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8" office:value-type="date" office:date-value="2008-04-25">
            <text:p>25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4</text:p>
          </table:table-cell>
          <table:table-cell table:style-name="ce20" office:value-type="string">
            <text:p>Delete in Q4 doesn't work.</text:p>
            <text:p>Equipe type – is not passed correctly to addHP, ..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25">
            <text:p>25/04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Reasonable limits for value entries ...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Automatic translation from volume-flow to mass-flow</text:p>
          </table:table-cell>
          <table:table-cell table:style-name="ce32" office:value-type="string">
            <text:p>normal</text:p>
          </table:table-cell>
          <table:table-cell table:style-name="ce45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4" table:visibility="collapse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height of numCtrl entry fields -&gt; adjust to unit-selector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June 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 table:visibility="collapse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Rounding errors in numCtrls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June 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 table:visibility="collapse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NumCtrls = None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June 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1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5">
          <table:table-cell table:style-name="ce8" office:value-type="date" office:date-value="2008-06-19">
            <text:p>19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</text:p>
          </table:table-cell>
          <table:table-cell table:style-name="ce20" office:value-type="string">
            <text:p>Entering from PanelQ0 by “open project”: error messages appear trying to open Q1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9">
            <text:p>19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2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 table:visibility="collapse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2</text:p>
          </table:table-cell>
          <table:table-cell table:style-name="ce20" office:value-type="string">
            <text:p>Layou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1">
            <text:p>11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3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4" table:visibility="collapse">
          <table:table-cell table:style-name="ce7" office:value-type="date" office:date-value="2008-06-12">
            <text:p>12/06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Q3</text:p>
          </table:table-cell>
          <table:table-cell table:style-name="ce19" office:value-type="string">
            <text:p>Reasonable limits; define missing units</text:p>
          </table:table-cell>
          <table:table-cell table:style-name="ce30" office:value-type="string">
            <text:p>high</text:p>
          </table:table-cell>
          <table:table-cell table:style-name="ce39" office:value-type="string">
            <text:p>V1.0a</text:p>
          </table:table-cell>
          <table:table-cell table:style-name="ce7" office:value-type="date" office:date-value="2008-06-12">
            <text:p>12/06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 table:visibility="collapse">
          <table:table-cell table:style-name="ce8" office:value-type="date" office:date-value="2008-06-16">
            <text:p>16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3</text:p>
          </table:table-cell>
          <table:table-cell table:style-name="ce20" office:value-type="string">
            <text:p>Layout; numctrls = None; activate unit conversion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6">
            <text:p>16/06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1...Q9</text:p>
          </table:table-cell>
          <table:table-cell table:style-name="ce20" office:value-type="string">
            <text:p>with of description fiel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June 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nelQ4</text:p>
          </table:table-cell>
          <table:table-cell table:style-name="ce13"/>
          <table:table-cell table:style-name="ce21" table:number-columns-repeated="2"/>
          <table:table-cell table:style-name="ce33"/>
          <table:table-cell table:style-name="ce13" table:number-columns-repeated="4"/>
          <table:table-cell table:number-columns-repeated="247"/>
        </table:table-row>
        <table:table-row table:style-name="ro5" table:visibility="collapse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4ff</text:p>
          </table:table-cell>
          <table:table-cell table:style-name="ce20" office:value-type="string">
            <text:p>Reasonable limits; define missing units; choices-functionality; revise layout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2">
            <text:p>12/06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7-24">
            <text:p>24/07/08</text:p>
          </table:table-cell>
          <table:table-cell table:style-name="ce8" office:value-type="string">
            <text:p>BS</text:p>
          </table:table-cell>
          <table:table-cell table:style-name="ce20" office:value-type="string">
            <text:p>Q4</text:p>
          </table:table-cell>
          <table:table-cell table:style-name="ce20" office:value-type="string">
            <text:p>Fuel consumption of boilers -&gt; unit in m3/h or kg/h -&gt; should be written to UnitsFuelConsum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7-24">
            <text:p>24/07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9-16">
            <text:p>16/09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Q8</text:p>
          </table:table-cell>
          <table:table-cell table:style-name="ce20"/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7-24">
            <text:p>24/07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 table:number-rows-repeated="2">
          <table:table-cell table:style-name="ce8" table:number-columns-repeated="2"/>
          <table:table-cell table:style-name="ce20" table:number-columns-repeated="2"/>
          <table:table-cell table:style-name="ce31"/>
          <table:table-cell table:style-name="ce38"/>
          <table:table-cell table:style-name="ce8" table:number-columns-repeated="3"/>
          <table:table-cell table:number-columns-repeated="247"/>
        </table:table-row>
        <table:table-row table:style-name="ro2">
          <table:table-cell table:style-name="ce8" table:number-columns-repeated="2"/>
          <table:table-cell table:style-name="ce20" table:number-columns-repeated="2"/>
          <table:table-cell table:style-name="ce8" table:number-columns-repeated="5"/>
          <table:table-cell table:number-columns-repeated="247"/>
        </table:table-row>
        <table:table-row table:style-name="ro2">
          <table:table-cell table:style-name="ce4" office:value-type="string">
            <text:p>Consistency check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6-12">
            <text:p>12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connections</text:p>
          </table:table-cell>
          <table:table-cell table:style-name="ce20" office:value-type="string">
            <text:p>connections are not well copied by copying projects</text:p>
            <text:p>-&gt; links to ID's in original and not in the copy ...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19">
            <text:p>19/06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7-11">
            <text:p>11/07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Nones to SQL</text:p>
          </table:table-cell>
          <table:table-cell table:style-name="ce20" office:value-type="string">
            <text:p>Writing Nones to SQL gives error (-&gt; implemente check)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b</text:p>
          </table:table-cell>
          <table:table-cell table:style-name="ce8" office:value-type="date" office:date-value="2008-07-14">
            <text:p>14/07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9-16">
            <text:p>16/09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general algorithm</text:p>
          </table:table-cell>
          <table:table-cell table:style-name="ce20" office:value-type="string">
            <text:p>internal training: -&gt; specifying energy in UPH and pipe parameters is not sufficient for having USH defined, but should be . !!!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0</text:p>
          </table:table-cell>
          <table:table-cell table:style-name="ce8" office:value-type="date" office:date-value="2008-09-16">
            <text:p>16/09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9-16">
            <text:p>16/09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waste heat</text:p>
          </table:table-cell>
          <table:table-cell table:style-name="ce20" office:value-type="string">
            <text:p>heat recovery for the process ... - 2B linked consistently with the ccheck moduel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0</text:p>
          </table:table-cell>
          <table:table-cell table:style-name="ce8" office:value-type="date" office:date-value="2008-09-16">
            <text:p>16/09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9-17">
            <text:p>17/09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ccheck and auto-pilot</text:p>
          </table:table-cell>
          <table:table-cell table:style-name="ce20" office:value-type="string">
            <text:p>autopilot passes, although number of required data is &gt; 0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0</text:p>
          </table:table-cell>
          <table:table-cell table:style-name="ce8" office:value-type="date" office:date-value="2008-09-17">
            <text:p>17/09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9">
          <table:table-cell table:style-name="Default" table:number-columns-repeated="256"/>
        </table:table-row>
        <table:table-row table:style-name="ro2">
          <table:table-cell table:style-name="ce4" office:value-type="string">
            <text:p>energyStatistic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 table:visibility="collapse">
          <table:table-cell table:style-name="ce5" office:value-type="date" office:date-value="2008-04-02">
            <text:p>02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window overlap</text:p>
          </table:table-cell>
          <table:table-cell table:style-name="ce17" office:value-type="string">
            <text:p>Switching between windows EA/EM/EH the hide() is not activated.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02">
            <text:p>02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nthly data</text:p>
          </table:table-cell>
          <table:table-cell table:style-name="ce20" office:value-type="string">
            <text:p>number of columns and number of data in graph not identical. Seems that totals are shown ???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1</text:p>
          </table:table-cell>
          <table:table-cell table:style-name="ce8" office:value-type="date" office:date-value="2008-04-02">
            <text:p>02/04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4-07">
            <text:p>07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EA windows</text:p>
          </table:table-cell>
          <table:table-cell table:style-name="ce19" office:value-type="string">
            <text:p>primary energy consumption / final energy consumption changed</text:p>
          </table:table-cell>
          <table:table-cell table:style-name="ce34" office:value-type="string">
            <text:p>normal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07/04/2008</text:p>
            <text:p>19/06/2008</text:p>
          </table:table-cell>
          <table:table-cell table:style-name="ce7" office:value-type="string">
            <text:p>TS</text:p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4" table:visibility="collapse">
          <table:table-cell table:style-name="ce7" office:value-type="date" office:date-value="2008-04-13">
            <text:p>13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panelEA</text:p>
          </table:table-cell>
          <table:table-cell table:style-name="ce19" office:value-type="string">
            <text:p>check of actualisation in panelEA1. Adapt to other EA / EM / EH panels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0.1</text:p>
          </table:table-cell>
          <table:table-cell table:style-name="ce7" office:value-type="date" office:date-value="2008-04-13">
            <text:p>13/04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10" table:visibility="collapse">
          <table:table-cell table:style-name="ce7" office:value-type="date" office:date-value="2008-04-30">
            <text:p>30/04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modules EA</text:p>
          </table:table-cell>
          <table:table-cell table:style-name="ce43" office:value-type="string">
            <text:p><text:span text:style-name="T5">-&gt; Modules EA have to be completely revised: not only C-&gt;Q, but also </text:span><text:span text:style-name="T5">filtering of tables by Pid and ANo before calculating sums.</text:span></text:p>
            <text:p><text:span text:style-name="T5">Introduce security checks in order to avoid crash if data are None or </text:span><text:span text:style-name="T5">tables are empty !!!</text:span>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0.1</text:p>
          </table:table-cell>
          <table:table-cell table:style-name="ce7" office:value-type="date" office:date-value="2008-04-30">
            <text:p>30/04/08</text:p>
          </table:table-cell>
          <table:table-cell table:style-name="ce7" office:value-type="string">
            <text:p>SD</text:p>
          </table:table-cell>
          <table:table-cell table:style-name="ce7" office:value-type="string">
            <text:p>ok</text:p>
          </table:table-cell>
          <table:table-cell table:number-columns-repeated="247"/>
        </table:table-row>
        <table:table-row table:style-name="ro5" table:visibility="collapse">
          <table:table-cell table:style-name="ce7" office:value-type="date" office:date-value="2008-05-10">
            <text:p>10/05/08</text:p>
          </table:table-cell>
          <table:table-cell table:style-name="ce7" office:value-type="string">
            <text:p>HS</text:p>
          </table:table-cell>
          <table:table-cell table:style-name="ce19" office:value-type="string">
            <text:p>Estat + CC</text:p>
          </table:table-cell>
          <table:table-cell table:style-name="ce43" office:value-type="string">
            <text:p>Cuando se llama energyStatistics desde ANo = -1 -&gt; mostar ANo 0 o bloquear</text:p>
          </table:table-cell>
          <table:table-cell table:style-name="ce44" office:value-type="string">
            <text:p>high</text:p>
          </table:table-cell>
          <table:table-cell table:style-name="ce7" office:value-type="string">
            <text:p>V0.1</text:p>
          </table:table-cell>
          <table:table-cell table:style-name="ce7" office:value-type="string">
            <text:p>pending</text:p>
          </table:table-cell>
          <table:table-cell table:style-name="ce7"/>
          <table:table-cell table:style-name="ce7" office:value-type="string">
            <text:p>pending</text:p>
          </table:table-cell>
          <table:table-cell table:style-name="ce47" table:number-columns-repeated="247"/>
        </table:table-row>
        <table:table-row table:style-name="ro9">
          <table:table-cell table:number-columns-repeated="3"/>
          <table:table-cell table:style-name="ce25"/>
          <table:table-cell table:number-columns-repeated="252"/>
        </table:table-row>
        <table:table-row table:style-name="ro2">
          <table:table-cell table:style-name="ce4" office:value-type="string">
            <text:p>HR modul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6-23">
            <text:p>23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imporHR</text:p>
          </table:table-cell>
          <table:table-cell table:style-name="ce20" office:value-type="string">
            <text:p>check with Bettina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23">
            <text:p>23/06/08</text:p>
          </table:table-cell>
          <table:table-cell table:style-name="ce8" office:value-type="string">
            <text:p>HS/B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style-name="ce8" table:number-columns-repeated="2"/>
          <table:table-cell table:style-name="ce20" table:number-columns-repeated="2"/>
          <table:table-cell table:style-name="ce31"/>
          <table:table-cell table:style-name="ce38"/>
          <table:table-cell table:style-name="ce8" table:number-columns-repeated="3"/>
          <table:table-cell table:number-columns-repeated="247"/>
        </table:table-row>
        <table:table-row table:style-name="ro2">
          <table:table-cell table:style-name="ce4" office:value-type="string">
            <text:p>HC Supply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 table:visibility="collapse">
          <table:table-cell table:style-name="ce5" office:value-type="date" office:date-value="2008-03-04">
            <text:p>04/03/08</text:p>
          </table:table-cell>
          <table:table-cell table:style-name="ce5"/>
          <table:table-cell table:style-name="ce17" office:value-type="string">
            <text:p>HC design assistant window</text:p>
          </table:table-cell>
          <table:table-cell table:style-name="ce17" office:value-type="string">
            <text:p>Uniform design of window for assisted design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string">
            <text:p>pending</text:p>
          </table:table-cell>
          <table:table-cell table:style-name="ce5" office:value-type="string">
            <text:p>-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3">
          <table:table-cell table:style-name="ce10" office:value-type="float" office:value="2007">
            <text:p>20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Q Equipment</text:p>
          </table:table-cell>
          <table:table-cell table:style-name="ce20" office:value-type="string">
            <text:p>How to deal with groups of identical equipments -&gt; define some consistent procedure; What is asked for in the questionnaire -&gt; power / flow rate / etc of one boiler, or of the group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3">
          <table:table-cell table:style-name="ce8" office:value-type="date" office:date-value="2007-12-08">
            <text:p>08/12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Fuel switching</text:p>
          </table:table-cell>
          <table:table-cell table:style-name="ce24" office:value-type="string">
            <text:p><text:span text:style-name="T1">en el tool esta prevista la opcion:</text:span></text:p>
            <text:p><text:span text:style-name="T3"> </text:span><text:span text:style-name="T4">- Fuel Switching ?</text:span></text:p>
            <text:p><text:span text:style-name="T1"/>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08">
            <text:p>08/04/08</text:p>
          </table:table-cell>
          <table:table-cell table:style-name="ce8" office:value-type="string">
            <text:p>BS/HS</text:p>
          </table:table-cell>
          <table:table-cell table:style-name="ce20" office:value-type="string">
            <text:p>Exhaust gas</text:p>
          </table:table-cell>
          <table:table-cell table:style-name="ce20" office:value-type="string">
            <text:p>include calculation of waste heat / exhaust gas flow rate in boiler / CHP / ... module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8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the boiler module for next versions consider also the opportunity/necessity (???) to introduce:</text:p>
            <text:p>- the type of fluid to be distributed</text:p>
            <text:p>- the connection to the pipes number...</text:p>
            <text:p>- the type of boiler (condensing, ...).</text:p>
            <text:p>Moreover a link to the HR module concerning off gas heta recovery etc has to implement, later on...</text:p>
            <text:p/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5-16">
            <text:p>16/05/08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Boiler – several</text:p>
          </table:table-cell>
          <table:table-cell table:style-name="ce20" office:value-type="string">
            <text:p>in DB as far as I saw:</text:p>
            <text:p>the year of construction is missing (while in the interface is quoted)</text:p>
            <text:p>the fuel is also missed.</text:p>
            <text:p>right? do we need this info, I think...</text:p>
            <text:p/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9-16">
            <text:p>16/09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DA's general</text:p>
          </table:table-cell>
          <table:table-cell table:style-name="ce20" office:value-type="string">
            <text:p>counter for default names of equipments (not always 1, 2, 3 ...)</text:p>
          </table:table-cell>
          <table:table-cell table:style-name="ce32" office:value-type="string">
            <text:p>low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ST modul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>
          <table:table-cell table:style-name="ce8" office:value-type="date" office:date-value="2008-06-27">
            <text:p>27/06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sunday</text:p>
          </table:table-cell>
          <table:table-cell table:style-name="ce20" office:value-type="string">
            <text:p>some problem in sunday with projection on tilted surface (returns 0)</text:p>
            <text:p>for the moment horizontal radiation is used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date" office:date-value="2008-06-27">
            <text:p>27/06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9-16">
            <text:p>16/09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selectST</text:p>
          </table:table-cell>
          <table:table-cell table:style-name="ce20" office:value-type="string">
            <text:p>revise criteria for selection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0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9-16">
            <text:p>16/09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selectST</text:p>
          </table:table-cell>
          <table:table-cell table:style-name="ce20" office:value-type="string">
            <text:p>no available surface should not give problems in quick&amp;dirty design !!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0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9-16">
            <text:p>16/09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selectST</text:p>
          </table:table-cell>
          <table:table-cell table:style-name="ce20" office:value-type="string">
            <text:p>concentrating collectors are not correctly calculated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0</text:p>
          </table:table-cell>
          <table:table-cell table:style-name="ce8" office:value-type="string">
            <text:p>pending</text:p>
          </table:table-cell>
          <table:table-cell table:style-name="ce8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heatPump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Lists</text:p>
          </table:table-cell>
          <table:table-cell table:style-name="ce20" office:value-type="string">
            <text:p>panel peta si lista equipos (HP's) es vacía ...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</text:p>
          </table:table-cell>
          <table:table-cell table:style-name="ce20" office:value-type="string">
            <text:p>Pre-assignment in choice; lower-right data as read-only (Static text) 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07">
            <text:p>07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 table:visibility="collapse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Module-DeleteEq</text:p>
          </table:table-cell>
          <table:table-cell table:style-name="ce17" office:value-type="string">
            <text:p>DB.commit to be activated ???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4" table:visibility="collapse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anelHP</text:p>
          </table:table-cell>
          <table:table-cell table:style-name="ce17" office:value-type="string">
            <text:p>selected rows should appear in dark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TS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after deleting an equipment, the rows continue appearing in blue. Should be white again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editing an equipment by mouse-double click (Q4 – panel appears), the values are not changed after leaving Q4.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calculateCascade to be activated after adding/deleting/changing equipment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moduleHP</text:p>
          </table:table-cell>
          <table:table-cell table:style-name="ce20" office:value-type="string">
            <text:p>Well-working of design-assistant has to be checked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5" office:value-type="date" office:date-value="2008-04-13">
            <text:p>13/04/08</text:p>
          </table:table-cell>
          <table:table-cell table:style-name="ce5" office:value-type="string">
            <text:p>HS</text:p>
          </table:table-cell>
          <table:table-cell table:style-name="ce17" office:value-type="string">
            <text:p>panelHP</text:p>
          </table:table-cell>
          <table:table-cell table:style-name="ce17" office:value-type="string">
            <text:p>function deleteEquipment for erasing space from addEquipmentDummy</text:p>
          </table:table-cell>
          <table:table-cell table:style-name="ce28" office:value-type="string">
            <text:p>high</text:p>
          </table:table-cell>
          <table:table-cell table:style-name="ce5" office:value-type="string">
            <text:p>V0.0</text:p>
          </table:table-cell>
          <table:table-cell table:style-name="ce5" office:value-type="date" office:date-value="2008-04-13">
            <text:p>13/04/08</text:p>
          </table:table-cell>
          <table:table-cell table:style-name="ce5" office:value-type="string">
            <text:p>SD</text:p>
          </table:table-cell>
          <table:table-cell table:style-name="ce5" office:value-type="string">
            <text:p>ok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default buttons should be fully operative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4-13">
            <text:p>13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HP</text:p>
          </table:table-cell>
          <table:table-cell table:style-name="ce20" office:value-type="string">
            <text:p>adaptation of graphics to specifications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date" office:date-value="2008-04-13">
            <text:p>13/04/08</text:p>
          </table:table-cell>
          <table:table-cell table:style-name="ce8" office:value-type="string">
            <text:p>SD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4">
          <table:table-cell table:style-name="ce8" office:value-type="date" office:date-value="2008-05-16">
            <text:p>16/05/08</text:p>
          </table:table-cell>
          <table:table-cell table:style-name="ce8" office:value-type="string">
            <text:p>SD</text:p>
          </table:table-cell>
          <table:table-cell table:style-name="ce20" office:value-type="string">
            <text:p>diverse</text:p>
          </table:table-cell>
          <table:table-cell table:style-name="ce20" office:value-type="string">
            <text:p>check bug-list from 16/05/08 (in HP update from Stoyan)</text:p>
          </table:table-cell>
          <table:table-cell table:style-name="ce31" office:value-type="string">
            <text:p>high</text:p>
          </table:table-cell>
          <table:table-cell table:style-name="ce8" office:value-type="string">
            <text:p>V0.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BB modul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7">
          <table:table-cell table:style-name="ce8" office:value-type="date" office:date-value="2008-09-16">
            <text:p>16/09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boiler</text:p>
          </table:table-cell>
          <table:table-cell table:style-name="ce20" office:value-type="string">
            <text:p>From internal training (EINSTEIN container washing):</text:p>
            <text:p>Module BB: although the system has a hot water boiler, the DA suggests a steam boiler. selected power is always 800 kW,</text:p>
            <text:p><text:tab/>although the required power is from 250 - 350 kW (with and without HP)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CS modul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3">
          <table:table-cell table:style-name="ce8" office:value-type="date" office:date-value="2008-09-16">
            <text:p>16/09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CS</text:p>
          </table:table-cell>
          <table:table-cell table:style-name="ce20" office:value-type="string">
            <text:p>Some alternatives sometimes “lose information” and do not appear in the CS statistics. Probably due to StatusEnergy = 0 ????</text:p>
            <text:p>-&gt; check WHEN this happens and why ...</text:p>
          </table:table-cell>
          <table:table-cell table:style-name="ce32" office:value-type="string">
            <text:p>normal</text:p>
          </table:table-cell>
          <table:table-cell table:style-name="ce38" office:value-type="string">
            <text:p>V1.00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building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5-02">
            <text:p>02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Building table</text:p>
          </table:table-cell>
          <table:table-cell table:style-name="ce20" office:value-type="string">
            <text:p>decide wether buildings depend on ANo or ar common to all Ano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5-02">
            <text:p>02/05/08</text:p>
          </table:table-cell>
          <table:table-cell table:style-name="ce8" office:value-type="string">
            <text:p>H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INSTALLER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5" table:visibility="collapse">
          <table:table-cell table:style-name="ce7" office:value-type="date" office:date-value="2008-05-12">
            <text:p>12/05/08</text:p>
          </table:table-cell>
          <table:table-cell table:style-name="ce7" office:value-type="string">
            <text:p>SD</text:p>
          </table:table-cell>
          <table:table-cell table:style-name="ce19" office:value-type="string">
            <text:p>MySQL passwd</text:p>
          </table:table-cell>
          <table:table-cell table:style-name="ce19" office:value-type="string">
            <text:p>Installer has problems if MySQL is installed already with password </text:p>
          </table:table-cell>
          <table:table-cell table:style-name="ce30" office:value-type="string">
            <text:p>high</text:p>
          </table:table-cell>
          <table:table-cell table:style-name="ce7" office:value-type="string">
            <text:p>V1.0a</text:p>
          </table:table-cell>
          <table:table-cell table:style-name="ce7" office:value-type="string">
            <text:p>pending</text:p>
          </table:table-cell>
          <table:table-cell table:style-name="ce7"/>
          <table:table-cell table:style-name="ce7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2" office:value-type="string">
            <text:p>LISTA Joints 2BChecked !!!!</text:p>
          </table:table-cell>
          <table:table-cell table:style-name="ce42" table:number-columns-repeated="8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2" office:value-type="string">
            <text:p>LISTA KLA August 2008 2B Checked</text:p>
          </table:table-cell>
          <table:table-cell table:style-name="ce42" table:number-columns-repeated="8"/>
          <table:table-cell table:number-columns-repeated="247"/>
        </table:table-row>
        <table:table-row table:style-name="ro2">
          <table:table-cell office:value-type="string">
            <text:p>TOOL questionnaire: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general data</text:p>
          </table:table-cell>
          <table:table-cell table:number-columns-repeated="255"/>
        </table:table-row>
        <table:table-row table:style-name="ro2">
          <table:table-cell office:value-type="string">
            <text:p>branch and sub-branch: not possible to insert a description when click on OK it gives back NONe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energy consumption</text:p>
          </table:table-cell>
          <table:table-cell table:number-columns-repeated="255"/>
        </table:table-row>
        <table:table-row table:style-name="ro2">
          <table:table-cell office:value-type="string">
            <text:p>panelQ2 electricity consumption: missing conversion MWh/kWh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rocesses</text:p>
          </table:table-cell>
          <table:table-cell table:number-columns-repeated="255"/>
        </table:table-row>
        <table:table-row table:style-name="ro2">
          <table:table-cell office:value-type="string">
            <text:p>panelQ3: chane Mass for Volume in daily outflow of process medium (missing liter as U.M. while in daily inflow there is)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Distribution pipe: one cannot define it freely. one before has to go to the distribution questionnaire? this is not </text:p>
          </table:table-cell>
          <table:table-cell table:number-columns-repeated="255"/>
        </table:table-row>
        <table:table-row table:style-name="ro2">
          <table:table-cell office:value-type="string">
            <text:p>very quick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rocess model</text:p>
          </table:table-cell>
          <table:table-cell table:number-columns-repeated="255"/>
        </table:table-row>
        <table:table-row table:style-name="ro2">
          <table:table-cell office:value-type="string">
            <text:p>Exchange in the process scheme Tpor and Tpo: tpor = PTOutFlowRec while Tpo = <text:s/>PToutFlow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rocess questionnaire: </text:p>
          </table:table-cell>
          <table:table-cell table:number-columns-repeated="255"/>
        </table:table-row>
        <table:table-row table:style-name="ro2">
          <table:table-cell office:value-type="string">
            <text:p>change in panelQ3 and also in list of parameters the folloing definitions:</text:p>
          </table:table-cell>
          <table:table-cell table:number-columns-repeated="255"/>
        </table:table-row>
        <table:table-row table:style-name="ro2">
          <table:table-cell office:value-type="string">
            <text:p>Inlet temperature of process medium (before internal heat recovery)</text:p>
          </table:table-cell>
          <table:table-cell table:number-columns-repeated="255"/>
        </table:table-row>
        <table:table-row table:style-name="ro2">
          <table:table-cell office:value-type="string">
            <text:p>Inlet temperature of process medium (after internal heat recovery)</text:p>
          </table:table-cell>
          <table:table-cell table:number-columns-repeated="255"/>
        </table:table-row>
        <table:table-row table:style-name="ro2">
          <table:table-cell office:value-type="string">
            <text:p>title: Internal and external waste heat recovery for the process</text:p>
          </table:table-cell>
          <table:table-cell table:number-columns-repeated="255"/>
        </table:table-row>
        <table:table-row table:style-name="ro2">
          <table:table-cell office:value-type="string">
            <text:p>In the box at least the position and move up the inlet temperature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HR</text:p>
          </table:table-cell>
          <table:table-cell table:number-columns-repeated="255"/>
        </table:table-row>
        <table:table-row table:style-name="ro2">
          <table:table-cell office:value-type="string">
            <text:p>panelQ6: delete heat exchange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CCheck</text:p>
          </table:table-cell>
          <table:table-cell table:number-columns-repeated="255"/>
        </table:table-row>
        <table:table-row table:style-name="ro2">
          <table:table-cell office:value-type="string">
            <text:p>see UNITS.py: Mfuel in m3 gives problems !!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Update piping in Process questionnaire does not run</text:p>
          </table:table-cell>
          <table:table-cell table:number-columns-repeated="255"/>
        </table:table-row>
        <table:table-row table:style-name="ro2">
          <table:table-cell office:value-type="string">
            <text:p>+ shutdown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default SQRR error = 10^-4 in ccheckfuntion (to avoid conflicts)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Concept PROCESS: Toutoutflow now cannot be &lt; than PTinflow but if one enter PToutflow&lt; ...it gives an inconsistency. Introduce something to detect</text:p>
          </table:table-cell>
          <table:table-cell table:number-columns-repeated="255"/>
        </table:table-row>
        <table:table-row table:style-name="ro2">
          <table:table-cell office:value-type="string">
            <text:p>that there is no internal heat exchanger when PTin = PTout then no heat ecxchange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questionnaire process: when delete the process list is not updated 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UM generation: fuel consum è un flow kg/h or m3/h NOT kg..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en user forgets to link processes to pipes into the questionnaires e Warning should be given because otherwise the DATA set</text:p>
          </table:table-cell>
          <table:table-cell table:number-columns-repeated="255"/>
        </table:table-row>
        <table:table-row table:style-name="ro2">
          <table:table-cell office:value-type="string">
            <text:p>are not consistent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Distribution: % of recirculation it is not possible to isert 0.99 ..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Intelligent ccheck: It should be intersting when two processes are in series that it can etimate the flows etc... taking into account this contraints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Cchecka and calculation of missing data: when UPHc and UPHm are both unknown the energy balance does not fit with the total UPH</text:p>
          </table:table-cell>
          <table:table-cell table:number-columns-repeated="255"/>
        </table:table-row>
        <table:table-row table:style-name="ro2" table:number-rows-repeated="6535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Ideas" table:style-name="ta1" table:print="false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52" table:default-cell-style-name="ce2"/>
        <table:table-row table:style-name="ro1">
          <table:table-cell table:style-name="ce1" office:value-type="string">
            <text:p>EINSTEIN Tool: List of to do's and ideas to be incorporated in the future</text:p>
          </table:table-cell>
          <table:table-cell table:style-name="ce1"/>
          <table:table-cell table:style-name="ce14" table:number-columns-repeated="7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Entry date</text:p>
          </table:table-cell>
          <table:table-cell table:style-name="ce12" office:value-type="string">
            <text:p>Bug advise/idea from</text:p>
          </table:table-cell>
          <table:table-cell table:style-name="ce15" office:value-type="string">
            <text:p>Topic</text:p>
          </table:table-cell>
          <table:table-cell table:style-name="ce15" office:value-type="string">
            <text:p>Description</text:p>
          </table:table-cell>
          <table:table-cell table:style-name="ce27" office:value-type="string">
            <text:p>Priority</text:p>
          </table:table-cell>
          <table:table-cell table:style-name="ce12" office:value-type="string">
            <text:p>To be changed until version</text:p>
          </table:table-cell>
          <table:table-cell table:style-name="ce12" office:value-type="string">
            <text:p>Notification date</text:p>
          </table:table-cell>
          <table:table-cell table:style-name="ce12" office:value-type="string">
            <text:p>Responsible</text:p>
          </table:table-cell>
          <table:table-cell table:style-name="ce27" office:value-type="string">
            <text:p>Status</text:p>
          </table:table-cell>
          <table:table-cell table:number-columns-repeated="247"/>
        </table:table-row>
        <table:table-row table:style-name="ro2">
          <table:table-cell table:style-name="ce4" office:value-type="string">
            <text:p>E-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12">
          <table:table-cell table:style-name="ce8" office:value-type="date" office:date-value="2007-11-21">
            <text:p>21/11/07</text:p>
          </table:table-cell>
          <table:table-cell table:style-name="ce8" office:value-type="string">
            <text:p>CV</text:p>
          </table:table-cell>
          <table:table-cell table:style-name="ce20" office:value-type="string">
            <text:p>Quick assessment</text:p>
          </table:table-cell>
          <table:table-cell table:style-name="ce48" office:value-type="string">
            <text:p><text:span text:style-name="T1">concerning the "one page-simplified -summary questionnaire" that </text:span><text:span text:style-name="T1">we mentioned on skype last time, I was wondering if this same simplified </text:span><text:span text:style-name="T1">interface can be also used later on for the (quick) self-assessment </text:span><text:span text:style-name="T1">module to be used by distance. </text:span></text:p>
            <text:p><text:span text:style-name="T1">Of course I am not able now to see how the self-assessment is going to </text:span><text:span text:style-name="T1">be mplemented and if it will be based on the same amount of info </text:span><text:span text:style-name="T1">required for the core tool...It is just a "small window" to be taken open if </text:span><text:span text:style-name="T1">when implementing the questionnaire and developing the tool in order to </text:span><text:span text:style-name="T1">save time later on.</text:span>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3-06">
            <text:p>06/03/08</text:p>
          </table:table-cell>
          <table:table-cell table:style-name="ce8"/>
          <table:table-cell table:style-name="ce20" office:value-type="string">
            <text:p>graphical window-layout</text:p>
          </table:table-cell>
          <table:table-cell table:style-name="ce20" office:value-type="string">
            <text:p>Graphical layout into the design of the window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0a</text:p>
          </table:table-cell>
          <table:table-cell table:style-name="ce8" office:value-type="date" office:date-value="2008-04-18">
            <text:p>18/04/08</text:p>
          </table:table-cell>
          <table:table-cell table:style-name="ce8" office:value-type="string">
            <text:p>TS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7-17">
            <text:p>17/07/08</text:p>
          </table:table-cell>
          <table:table-cell table:style-name="ce8" office:value-type="string">
            <text:p>BS/CB</text:p>
          </table:table-cell>
          <table:table-cell table:style-name="ce20" office:value-type="string">
            <text:p>OK Button</text:p>
          </table:table-cell>
          <table:table-cell table:style-name="ce20" office:value-type="string">
            <text:p>in each subwindow: it is sometime not obvious that it is necessary to confirm the data by ok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7">
          <table:table-cell table:style-name="ce8" office:value-type="date" office:date-value="2008-07-17">
            <text:p>17/07/08</text:p>
          </table:table-cell>
          <table:table-cell table:style-name="ce8" office:value-type="string">
            <text:p>BS/CB</text:p>
          </table:table-cell>
          <table:table-cell table:style-name="ce20" office:value-type="string">
            <text:p>Connections</text:p>
          </table:table-cell>
          <table:table-cell table:style-name="ce20" office:value-type="string">
            <text:p>inputs conercning distribution line (for current supply) and heat exchangers (for waste heat recovery for this process)</text:p>
            <text:p><text:s/>are asked for, but the user has not seen the following questionnaire pages ==&gt; HS: solution proposed = a separate sheet (graphic) for building the connections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Paper Questionnaire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SQL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energyStatistic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4-07">
            <text:p>07/04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Heat &amp; Cold</text:p>
          </table:table-cell>
          <table:table-cell table:style-name="ce20" office:value-type="string">
            <text:p>separation of heat flows and cold flows ??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 office:value-type="string">
            <text:p>-</text:p>
          </table:table-cell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5">
          <table:table-cell table:style-name="ce8" office:value-type="date" office:date-value="2008-05-10">
            <text:p>10/05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Estat + CC</text:p>
          </table:table-cell>
          <table:table-cell table:style-name="ce26" office:value-type="string">
            <text:p>Cuando se llama energyStatistics desde ANo = -1 -&gt; mostar ANo 0 o bloquear</text:p>
          </table:table-cell>
          <table:table-cell table:style-name="ce31" office:value-type="string">
            <text:p>high</text:p>
          </table:table-cell>
          <table:table-cell table:style-name="ce38" office:value-type="string">
            <text:p>V1.0a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Alternative Proposals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9-17">
            <text:p>17/09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PanelA</text:p>
          </table:table-cell>
          <table:table-cell table:style-name="ce20" office:value-type="string">
            <text:p>Alternative name + description should be editable somewhere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heat reocvery</text:p>
          </table:table-cell>
          <table:table-cell table:style-name="ce4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4">
          <table:table-cell table:style-name="ce8" office:value-type="date" office:date-value="2008-07-18">
            <text:p>18/07/08</text:p>
          </table:table-cell>
          <table:table-cell table:style-name="ce8" office:value-type="string">
            <text:p>HS</text:p>
          </table:table-cell>
          <table:table-cell table:style-name="ce20" office:value-type="string">
            <text:p>WHEE</text:p>
          </table:table-cell>
          <table:table-cell table:style-name="ce20" office:value-type="string">
            <text:p>Allow direct connections from WHEE to equipe / process ???</text:p>
          </table:table-cell>
          <table:table-cell table:style-name="ce32" office:value-type="string">
            <text:p>normal</text:p>
          </table:table-cell>
          <table:table-cell table:style-name="ce8" office:value-type="string">
            <text:p>V1.1</text:p>
          </table:table-cell>
          <table:table-cell table:style-name="ce8" office:value-type="string">
            <text:p>pending</text:p>
          </table:table-cell>
          <table:table-cell table:style-name="ce8"/>
          <table:table-cell table:style-name="ce8" office:value-type="string">
            <text:p>pending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4" table:number-columns-repeated="2"/>
          <table:table-cell table:style-name="ce16" table:number-columns-repeated="3"/>
          <table:table-cell table:style-name="ce36" table:number-columns-repeated="2"/>
          <table:table-cell table:style-name="ce16" table:number-columns-repeated="2"/>
          <table:table-cell table:number-columns-repeated="247"/>
        </table:table-row>
        <table:table-row table:style-name="ro2" table:number-rows-repeated="65511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number:date-style style:name="N105">
      <number:day number:style="long"/>
      <number:text>-</number:text>
      <number:month number:style="long"/>
    </number:date-style>
    <number:date-style style:name="N106">
      <number:day number:style="long"/>
      <number:text>/</number:text>
      <number:month number:style="long"/>
    </number:date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percentage-style style:name="N115">
      <number:number number:decimal-places="1" number:min-integer-digits="1"/>
      <number:text>%</number:text>
    </number:percentage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number:min-integer-digits="1" number:grouping="true"/>
      <number:text>    </number:text>
    </number:number-style>
    <number:number-style style:name="N133P2" style:volatile="true">
      <number:text> -</number:text>
      <number:number number: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number number: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number:min-integer-digits="1" number:grouping="true"/>
      <number:text> € </number:text>
    </number:number-style>
    <number:number-style style:name="N137P2" style:volatile="true">
      <number:text> -</number:text>
      <number:number number: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number number:decimal-places="0" number:min-integer-digits="1" number:grouping="true"/>
      <number:text> pta</number:text>
    </number:number-style>
    <number:number-style style:name="N140">
      <number:text>-</number:text>
      <number:number number:decimal-places="0" number:min-integer-digits="1" number:grouping="true"/>
      <number:text> pta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pta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41P0"/>
    </number:number-style>
    <number:number-style style:name="N143P0" style:volatile="true">
      <number:number number:decimal-places="2" number:min-integer-digits="1" number:grouping="true"/>
      <number:text> pta</number:text>
    </number:number-style>
    <number:number-style style:name="N143">
      <number:text>-</number:text>
      <number:number number:decimal-places="2" number:min-integer-digits="1" number:grouping="true"/>
      <number:text> pta</number:text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  <number:text> pta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44P0"/>
    </number:number-style>
    <number:number-style style:name="N148P0" style:volatile="true">
      <number:number number:decimal-places="0" number:min-integer-digits="1" number:grouping="true"/>
      <number:text> pta </number:text>
    </number:number-style>
    <number:number-style style:name="N148P1" style:volatile="true">
      <number:text>-</number:text>
      <number:number number:decimal-places="0" number:min-integer-digits="1" number:grouping="true"/>
      <number:text> pta </number:text>
    </number:number-style>
    <number:number-style style:name="N148P2" style:volatile="true">
      <number:text> - pta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 pta </number:text>
    </number:number-style>
    <number:number-style style:name="N156P1" style:volatile="true">
      <number:text>-</number:text>
      <number:number number:decimal-places="2" number:min-integer-digits="1" number:grouping="true"/>
      <number:text> pta </number:text>
    </number:number-style>
    <number:number-style style:name="N156P2" style:volatile="true">
      <number:text> -</number:text>
      <number:number number:decimal-places="0" number:min-integer-digits="0"/>
      <number:text> pta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öS </number:text>
      <number:number number:decimal-places="0" number:min-integer-digits="1" number:grouping="true"/>
    </number:number-style>
    <number:number-style style:name="N162">
      <number:text>-öS </number:text>
      <number:number number:decimal-places="0" number:min-integer-digits="1" number:grouping="true"/>
      <style:map style:condition="value()&gt;=0" style:apply-style-name="N162P0"/>
    </number:number-style>
    <number:number-style style:name="N163P0" style:volatile="true">
      <number:text>öS </number:text>
      <number:number number:decimal-places="0" number:min-integer-digits="1" number:grouping="true"/>
    </number:number-style>
    <number:number-style style:name="N163">
      <style:text-properties fo:color="#ff0000"/>
      <number:text>-öS </number:text>
      <number:number number:decimal-places="0" number:min-integer-digits="1" number:grouping="true"/>
      <style:map style:condition="value()&gt;=0" style:apply-style-name="N163P0"/>
    </number:number-style>
    <number:number-style style:name="N165P0" style:volatile="true">
      <number:text>öS </number:text>
      <number:number number:decimal-places="2" number:min-integer-digits="1" number:grouping="true"/>
    </number:number-style>
    <number:number-style style:name="N165">
      <number:text>-öS </number:text>
      <number:number number:decimal-places="2" number:min-integer-digits="1" number:grouping="true"/>
      <style:map style:condition="value()&gt;=0" style:apply-style-name="N165P0"/>
    </number:number-style>
    <number:number-style style:name="N166P0" style:volatile="true">
      <number:text>öS </number:text>
      <number:number number:decimal-places="2" number:min-integer-digits="1" number:grouping="true"/>
    </number:number-style>
    <number:number-style style:name="N166">
      <style:text-properties fo:color="#ff0000"/>
      <number:text>-öS </number:text>
      <number:number number:decimal-places="2" number:min-integer-digits="1" number:grouping="true"/>
      <style:map style:condition="value()&gt;=0" style:apply-style-name="N166P0"/>
    </number:number-style>
    <number:number-style style:name="N170P0" style:volatile="true">
      <number:text> öS </number:text>
      <number:number number:decimal-places="0" number:min-integer-digits="1" number:grouping="true"/>
      <number:text> </number:text>
    </number:number-style>
    <number:number-style style:name="N170P1" style:volatile="true">
      <number:text>-öS </number:text>
      <number:number number:decimal-places="0" number:min-integer-digits="1" number:grouping="true"/>
      <number:text> </number:text>
    </number:number-style>
    <number:number-style style:name="N170P2" style:volatile="true">
      <number:text> öS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0" number:min-integer-digits="1" number:grouping="true"/>
      <number:text> </number:text>
    </number:number-style>
    <number:number-style style:name="N174P1" style:volatile="true">
      <number:text>-</number:text>
      <number:number number:decimal-places="0" number:min-integer-digits="1" number:grouping="true"/>
      <number:text> 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> öS </number:text>
      <number:number number:decimal-places="2" number:min-integer-digits="1" number:grouping="true"/>
      <number:text> </number:text>
    </number:number-style>
    <number:number-style style:name="N178P1" style:volatile="true">
      <number:text>-öS </number:text>
      <number:number number:decimal-places="2" number:min-integer-digits="1" number:grouping="true"/>
      <number:text> </number:text>
    </number:number-style>
    <number:number-style style:name="N178P2" style:volatile="true">
      <number:text> öS -</number:text>
      <number:number number:decimal-places="0" number:min-integer-digits="0"/>
      <number:text>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P1" style:volatile="true">
      <number:text>-</number:text>
      <number:number number:decimal-places="2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€ </number:text>
      <number:number number:decimal-places="0" number:min-integer-digits="1" number:grouping="true"/>
    </number:number-style>
    <number:number-style style:name="N184">
      <number:text>-€ </number:text>
      <number:number number:decimal-places="0" number:min-integer-digits="1" number:grouping="true"/>
      <style:map style:condition="value()&gt;=0" style:apply-style-name="N184P0"/>
    </number:number-style>
    <number:number-style style:name="N185P0" style:volatile="true">
      <number:text>€ </number:text>
      <number:number number:decimal-places="0" number:min-integer-digits="1" number:grouping="true"/>
    </number:number-style>
    <number:number-style style:name="N185">
      <style:text-properties fo:color="#ff0000"/>
      <number:text>-€ 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€ </number:text>
      <number:number number:decimal-places="2" number:min-integer-digits="1" number:grouping="true"/>
    </number:number-style>
    <number:number-style style:name="N187">
      <number:text>-€ 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€ </number:text>
      <number:number number:decimal-places="2" number:min-integer-digits="1" number:grouping="true"/>
    </number:number-style>
    <number:number-style style:name="N188">
      <style:text-properties fo:color="#ff0000"/>
      <number:text>-€ </number:text>
      <number:number number:decimal-places="2" number:min-integer-digits="1" number:grouping="true"/>
      <style:map style:condition="value()&gt;=0" style:apply-style-name="N188P0"/>
    </number:number-style>
    <number:number-style style:name="N192P0" style:volatile="true">
      <number:text> € </number:text>
      <number:number number:decimal-places="0" number:min-integer-digits="1" number:grouping="true"/>
      <number:text> </number:text>
    </number:number-style>
    <number:number-style style:name="N192P1" style:volatile="true">
      <number:text>-€ </number:text>
      <number:number number:decimal-places="0" number:min-integer-digits="1" number:grouping="true"/>
      <number:text> </number:text>
    </number:number-style>
    <number:number-style style:name="N192P2" style:volatile="true">
      <number:text> € -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text> € </number:text>
      <number:number number:decimal-places="2" number:min-integer-digits="1" number:grouping="true"/>
      <number:text> </number:text>
    </number:number-style>
    <number:number-style style:name="N196P1" style:volatile="true">
      <number:text>-€ </number:text>
      <number:number number:decimal-places="2" number:min-integer-digits="1" number:grouping="true"/>
      <number:text> </number:text>
    </number:number-style>
    <number:number-style style:name="N196P2" style:volatile="true">
      <number:text> € 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number-style style:name="N199P0" style:volatile="true">
      <number:number number:decimal-places="1" number:min-integer-digits="1"/>
    </number:number-style>
    <number:number-style style:name="N199">
      <style:text-properties fo:color="#ff0000"/>
      <number:number number:decimal-places="1" number:min-integer-digits="1"/>
      <style:map style:condition="value()&gt;=0" style:apply-style-name="N19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23">23/09/2008</text:date>, <text:time>14:5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Hans Schweiger</meta:initial-creator>
    <meta:creation-date>2008-06-27T12:36:30</meta:creation-date>
    <dc:creator>Hans Schweiger</dc:creator>
    <dc:date>2008-09-23T14:57:04</dc:date>
    <meta:editing-cycles>26</meta:editing-cycles>
    <meta:editing-duration>PT13H2M0S</meta:editing-duration>
    <meta:user-defined meta:name="Info 1"/>
    <meta:user-defined meta:name="Info 2"/>
    <meta:user-defined meta:name="Info 3"/>
    <meta:user-defined meta:name="Info 4"/>
    <meta:document-statistic meta:table-count="3" meta:cell-count="1467"/>
  </office:meta>
</office:document-meta>
</file>